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36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style:vertical-align="middle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text-position="33%" style:font-family-generic="roman"/>
    </style:style>
    <style:style style:name="ce1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8pt" style:font-size-asian="18pt" style:font-size-complex="18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middle" fo:background-color="#D9D9D9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D9D9D9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Hyperlink" style:data-style-name="N0">
      <style:table-cell-properties style:vertical-align="middle" fo:background-color="transparent" style:repeat-content="false"/>
      <style:paragraph-properties fo:text-align="start" fo:margin-left="0cm"/>
      <style:text-properties fo:color="#0000FF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26" style:family="table-cell" style:parent-style-name="Default" style:data-style-name="N0">
      <style:table-cell-properties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Percent" style:data-style-name="N13">
      <style:table-cell-properties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8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9" style:family="table-cell" style:parent-style-name="Percent" style:data-style-name="N13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0" style:family="table-cell" style:parent-style-name="Percent" style:data-style-name="N13">
      <style:table-cell-properties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style:vertical-align="automatic" fo:background-color="#D9D9D9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4" style:family="table-cell" style:parent-style-name="Default" style:data-style-name="N0">
      <style:table-cell-properties style:vertical-align="middle" fo:background-color="#D9D9D9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8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1" style:family="table-cell" style:parent-style-name="Default" style:data-style-name="N0"/>
    <style:style style:name="ce4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justify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justify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Default" style:data-style-name="N22"/>
    <style:style style:name="ce56" style:family="table-cell" style:parent-style-name="Default" style:data-style-name="N0">
      <style:table-cell-properties fo:background-color="transparen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0.195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1.6628333333333cm" style:use-optimal-column-width="true"/>
    </style:style>
    <style:style style:name="co4" style:family="table-column">
      <style:table-column-properties fo:break-before="auto" style:column-width="4.48733333333333cm" style:use-optimal-column-width="true"/>
    </style:style>
    <style:style style:name="co5" style:family="table-column">
      <style:table-column-properties fo:break-before="auto" style:column-width="9.03816666666667cm" style:use-optimal-column-width="true"/>
    </style:style>
    <style:style style:name="co6" style:family="table-column">
      <style:table-column-properties fo:break-before="auto" style:column-width="1.8415cm" style:use-optimal-column-width="true"/>
    </style:style>
    <style:style style:name="co7" style:family="table-column">
      <style:table-column-properties fo:break-before="auto" style:column-width="5.29166666666667cm" style:use-optimal-column-width="true"/>
    </style:style>
    <style:style style:name="co8" style:family="table-column">
      <style:table-column-properties fo:break-before="auto" style:column-width="4.33916666666667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2.05316666666667cm" style:use-optimal-column-width="true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30.2683333333333cm" style:use-optimal-column-width="true"/>
    </style:style>
    <style:style style:name="co13" style:family="table-column">
      <style:table-column-properties fo:break-before="auto" style:column-width="2.24366666666667cm" style:use-optimal-column-width="true"/>
    </style:style>
    <style:style style:name="co14" style:family="table-column">
      <style:table-column-properties fo:break-before="auto" style:column-width="2.032cm"/>
    </style:style>
    <style:style style:name="co15" style:family="table-column">
      <style:table-column-properties fo:break-before="auto" style:column-width="1.778cm"/>
    </style:style>
    <style:style style:name="co16" style:family="table-column">
      <style:table-column-properties fo:break-before="auto" style:column-width="4.5085cm"/>
    </style:style>
    <style:style style:name="co17" style:family="table-column">
      <style:table-column-properties fo:break-before="auto" style:column-width="28.8501666666667cm"/>
    </style:style>
    <style:style style:name="co18" style:family="table-column">
      <style:table-column-properties fo:break-before="auto" style:column-width="10.8585cm" style:use-optimal-column-width="true"/>
    </style:style>
    <style:style style:name="co19" style:family="table-column">
      <style:table-column-properties fo:break-before="auto" style:column-width="4.5085cm" style:use-optimal-column-width="true"/>
    </style:style>
    <style:style style:name="co20" style:family="table-column">
      <style:table-column-properties fo:break-before="auto" style:column-width="2.77283333333333cm" style:use-optimal-column-width="true"/>
    </style:style>
    <style:style style:name="co21" style:family="table-column">
      <style:table-column-properties fo:break-before="auto" style:column-width="3.95816666666667cm" style:use-optimal-column-width="true"/>
    </style:style>
    <style:style style:name="co22" style:family="table-column">
      <style:table-column-properties fo:break-before="auto" style:column-width="3.66183333333333cm" style:use-optimal-column-width="true"/>
    </style:style>
    <style:style style:name="co23" style:family="table-column">
      <style:table-column-properties fo:break-before="auto" style:column-width="38.3963333333333cm" style:use-optimal-column-width="true"/>
    </style:style>
    <style:style style:name="ro1" style:family="table-row">
      <style:table-row-properties style:row-height="22.8pt" style:use-optimal-row-height="true" fo:break-before="auto"/>
    </style:style>
    <style:style style:name="ro2" style:family="table-row">
      <style:table-row-properties style:row-height="20.4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ro4" style:family="table-row">
      <style:table-row-properties style:row-height="17.4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4.1pt" style:use-optimal-row-height="false" fo:break-before="auto"/>
    </style:style>
    <style:style style:name="ro9" style:family="table-row">
      <style:table-row-properties style:row-height="13.8pt" style:use-optimal-row-height="false" fo:break-before="auto"/>
    </style:style>
    <style:style style:name="ro10" style:family="table-row">
      <style:table-row-properties style:row-height="16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VER_SHEET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0">
            <text:p>Emissions Inventory Analysis of 2021/22 Space Launches and Future Projection of Environmental Impacts under Various Propellant Mix Scenarios</text:p>
          </table:table-cell>
          <table:table-cell table:number-columns-repeated="16383"/>
        </table:table-row>
        <table:table-row table:style-name="ro2">
          <table:table-cell office:value-type="string" table:style-name="ce19">
            <text:p>Gabriel Tan<text:span text:style-name="T1">1</text:span></text:p>
          </table:table-cell>
          <table:table-cell table:number-columns-repeated="16383"/>
        </table:table-row>
        <table:table-row table:style-name="ro2">
          <table:table-cell office:value-type="string" table:style-name="ce18">
            <text:p>1<text:s/><text:span text:style-name="T2">Department of Geography, University College London, London, UK. (ucfawta@ucl.ac.uk)</text:span></text:p>
          </table:table-cell>
          <table:table-cell table:number-columns-repeated="16383"/>
        </table:table-row>
        <table:table-row table:style-name="ro3">
          <table:table-cell table:style-name="ce2"/>
          <table:table-cell table:number-columns-repeated="16383"/>
        </table:table-row>
        <table:table-row table:style-name="ro4">
          <table:table-cell office:value-type="string" table:style-name="ce3">
            <text:p>Supporting Information:<text:s/></text:p>
          </table:table-cell>
          <table:table-cell table:number-columns-repeated="16383"/>
        </table:table-row>
        <table:table-row table:style-name="ro5">
          <table:table-cell office:value-type="string" table:style-name="ce15">
            <text:p>Table S1<text:span text:style-name="T2">: 2021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16">
            <text:p>Table S2:<text:s/><text:span text:style-name="T2">2022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17">
            <text:p>Table S3:<text:s/><text:span text:style-name="T3">2001 Space Launches Summary</text:span></text:p>
          </table:table-cell>
          <table:table-cell table:number-columns-repeated="16383"/>
        </table:table-row>
        <table:table-row table:style-name="ro5">
          <table:table-cell office:value-type="string" table:style-name="ce17">
            <text:p>Table S4:<text:s/><text:span text:style-name="T3">Discrepancies between dry masses recorded on DISCOSweb and User Manuals</text:span></text:p>
          </table:table-cell>
          <table:table-cell table:number-columns-repeated="16383"/>
        </table:table-row>
        <table:table-row table:number-rows-repeated="2" table:style-name="ro4">
          <table:table-cell table:style-name="ce4"/>
          <table:table-cell table:number-columns-repeated="16383"/>
        </table:table-row>
        <table:table-row table:number-rows-repeated="1048565" table:style-name="ro6">
          <table:table-cell table:number-columns-repeated="16384"/>
        </table:table-row>
      </table:table>
      <table:table table:name="Table_S1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6366" table:default-cell-style-name="ce2"/>
        <table:table-row table:style-name="ro3">
          <table:table-cell office:value-type="string" table:style-name="ce7">
            <text:p>Table S1: 2021 Rocket Launches</text:p>
          </table:table-cell>
          <table:table-cell table:number-columns-repeated="2" table:style-name="ce7"/>
          <table:table-cell table:number-columns-repeated="16381" table:style-name="ce2"/>
        </table:table-row>
        <table:table-row table:style-name="ro3">
          <table:table-cell office:value-type="string" table:style-name="ce2">
            <text:p>All supplementary table references are to the right of Table S1<text:s/></text:p>
          </table:table-cell>
          <table:table-cell table:number-columns-repeated="16383" table:style-name="ce2"/>
        </table:table-row>
        <table:table-row table:style-name="ro7">
          <table:table-cell office:value-type="string" table:number-columns-spanned="1" table:number-rows-spanned="2" table:style-name="ce59">
            <text:p>Launch Vehicle</text:p>
          </table:table-cell>
          <table:table-cell office:value-type="string" table:number-columns-spanned="1" table:number-rows-spanned="2" table:style-name="ce59">
            <text:p>Country Responsible</text:p>
          </table:table-cell>
          <table:table-cell office:value-type="string" table:number-columns-spanned="6" table:number-rows-spanned="1" table:style-name="ce35">
            <text:p>Launch Locations (Number of Launches)</text:p>
          </table:table-cell>
          <table:covered-table-cell table:number-columns-repeated="5"/>
          <table:table-cell office:value-type="string" table:number-columns-spanned="1" table:number-rows-spanned="2" table:style-name="ce59">
            <text:p>Total Launches</text:p>
          </table:table-cell>
          <table:table-cell office:value-type="string" table:number-columns-spanned="1" table:number-rows-spanned="2" table:style-name="ce59">
            <text:p>Dry Mass</text:p>
          </table:table-cell>
          <table:table-cell office:value-type="string" table:number-columns-spanned="4" table:number-rows-spanned="1" table:style-name="ce35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57">
            <text:p>Comments</text:p>
          </table:table-cell>
          <table:table-cell office:value-type="string" table:number-columns-spanned="1" table:number-rows-spanned="2" table:style-name="ce58">
            <text:p>Reference</text:p>
          </table:table-cell>
          <table:table-cell table:style-name="ce2"/>
          <table:table-cell office:value-type="string" table:style-name="ce7">
            <text:p>References</text:p>
          </table:table-cell>
          <table:table-cell table:number-columns-repeated="16366" table:style-name="ce2"/>
        </table:table-row>
        <table:table-row table:style-name="ro7">
          <table:covered-table-cell/>
          <table:covered-table-cell/>
          <table:table-cell office:value-type="string" table:style-name="ce8">
            <text:p>Site 1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2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3</text:p>
          </table:table-cell>
          <table:table-cell office:value-type="string" table:style-name="ce8">
            <text:p>Number</text:p>
          </table:table-cell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65" table:style-name="ce2"/>
        </table:table-row>
        <table:table-row table:style-name="ro3">
          <table:table-cell office:value-type="string" table:style-name="ce21">
            <text:p>H-IIA 202</text:p>
          </table:table-cell>
          <table:table-cell office:value-type="string" table:style-name="ce21">
            <text:p>Japan</text:p>
          </table:table-cell>
          <table:table-cell office:value-type="string" table:style-name="ce21">
            <text:p>Tanegashim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7000" table:style-name="ce21">
            <text:p>27000</text:p>
          </table:table-cell>
          <table:table-cell office:value-type="float" office:value="65040" table:style-name="ce26">
            <text:p>65040</text:p>
          </table:table-cell>
          <table:table-cell table:style-name="ce26"/>
          <table:table-cell office:value-type="float" office:value="116000" table:style-name="ce26">
            <text:p>116000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Nuri</text:p>
          </table:table-cell>
          <table:table-cell office:value-type="string" table:style-name="ce6">
            <text:p>SK</text:p>
          </table:table-cell>
          <table:table-cell office:value-type="string" table:style-name="ce6">
            <text:p>Naro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1690" table:style-name="ce6">
            <text:p>21690</text:p>
          </table:table-cell>
          <table:table-cell table:number-columns-repeated="3" table:style-name="ce28"/>
          <table:table-cell office:value-type="float" office:value="178710" table:style-name="ce28">
            <text:p>17871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5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Wenchang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3600" table:style-name="ce21">
            <text:p>33600</text:p>
          </table:table-cell>
          <table:table-cell table:number-columns-repeated="2" table:style-name="ce26"/>
          <table:table-cell office:value-type="float" office:value="165300" table:style-name="ce26">
            <text:p>165300</text:p>
          </table:table-cell>
          <table:table-cell office:value-type="float" office:value="174000" table:style-name="ce26">
            <text:p>1740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Astra Rocket 3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odiak Launch Complex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255" table:style-name="ce6">
            <text:p>1255</text:p>
          </table:table-cell>
          <table:table-cell table:number-columns-repeated="3" table:style-name="ce28"/>
          <table:table-cell office:value-type="float" office:value="11695" table:style-name="ce28">
            <text:p>11695</text:p>
          </table:table-cell>
          <table:table-cell office:value-type="string" table:style-name="ce29">
            <text:p>UNKNOWN - estimated similar to Electron (Curie) - same height, weight, capacity and propellant</text:p>
          </table:table-cell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Atlas V 40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Vandenberg SFB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2" table:style-name="ce21">
            <text:p>2</text:p>
          </table:table-cell>
          <table:table-cell office:value-type="float" office:value="24845" table:style-name="ce21">
            <text:p>24845</text:p>
          </table:table-cell>
          <table:table-cell table:number-columns-repeated="2" table:style-name="ce26"/>
          <table:table-cell office:value-type="float" office:value="20830" table:style-name="ce26">
            <text:p>20830</text:p>
          </table:table-cell>
          <table:table-cell office:value-type="float" office:value="284089" table:formula="of:=284089" table:style-name="ce26">
            <text:p>28408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3" table:style-name="ce2"/>
          <table:table-cell table:style-name="ce23"/>
          <table:table-cell table:number-columns-repeated="16364" table:style-name="ce2"/>
        </table:table-row>
        <table:table-row table:style-name="ro3">
          <table:table-cell office:value-type="string" table:style-name="ce6">
            <text:p>Ariane 5ECA</text:p>
          </table:table-cell>
          <table:table-cell office:value-type="string" table:style-name="ce6">
            <text:p>ESA</text:p>
          </table:table-cell>
          <table:table-cell office:value-type="string" table:style-name="ce6">
            <text:p>Guiana Space Center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float" office:value="3" table:style-name="ce6">
            <text:p>3</text:p>
          </table:table-cell>
          <table:table-cell office:value-type="float" office:value="96100" table:style-name="ce6">
            <text:p>96100</text:p>
          </table:table-cell>
          <table:table-cell office:value-type="float" office:value="480450" table:style-name="ce28">
            <text:p>480450</text:p>
          </table:table-cell>
          <table:table-cell table:style-name="ce28"/>
          <table:table-cell office:value-type="float" office:value="187980" table:style-name="ce28">
            <text:p>18798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H-IIA 204</text:p>
          </table:table-cell>
          <table:table-cell office:value-type="string" table:style-name="ce21">
            <text:p>Japan</text:p>
          </table:table-cell>
          <table:table-cell office:value-type="string" table:style-name="ce21">
            <text:p>Tanegashim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7000" table:style-name="ce21">
            <text:p>27000</text:p>
          </table:table-cell>
          <table:table-cell office:value-type="float" office:value="66400" table:style-name="ce26">
            <text:p>66400</text:p>
          </table:table-cell>
          <table:table-cell table:style-name="ce26"/>
          <table:table-cell office:value-type="float" office:value="116000" table:style-name="ce26">
            <text:p>116000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Long March (CZ) 2F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9800" table:style-name="ce6">
            <text:p>9800</text:p>
          </table:table-cell>
          <table:table-cell table:style-name="ce28"/>
          <table:table-cell office:value-type="float" office:value="313961" table:style-name="ce28">
            <text:p>313961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Ceres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690" table:style-name="ce21">
            <text:p>1690</text:p>
          </table:table-cell>
          <table:table-cell office:value-type="float" office:value="150000" table:style-name="ce26">
            <text:p>150000</text:p>
          </table:table-cell>
          <table:table-cell table:number-columns-repeated="3" table:style-name="ce26"/>
          <table:table-cell office:value-type="string" table:style-name="ce27">
            <text:p>Assumed similar to Jielong-1, similar size and purposes, rocket dry mass assumed simliar to Kuaizhou-1, similar mass and height and payloads</text:p>
          </table:table-cell>
          <table:table-cell office:value-type="string" table:style-name="ce22">
            <text:p>A</text:p>
          </table:table-cell>
          <table:table-cell table:number-columns-repeated="2" table:style-name="ce2"/>
          <table:table-cell table:style-name="ce24"/>
          <table:table-cell table:number-columns-repeated="16365" table:style-name="ce2"/>
        </table:table-row>
        <table:table-row table:style-name="ro3">
          <table:table-cell office:value-type="string" table:style-name="ce6">
            <text:p>Atlas V 55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4845" table:style-name="ce6">
            <text:p>44845</text:p>
          </table:table-cell>
          <table:table-cell office:value-type="float" office:value="184120" table:style-name="ce28">
            <text:p>184120</text:p>
          </table:table-cell>
          <table:table-cell table:style-name="ce28"/>
          <table:table-cell office:value-type="float" office:value="20830" table:style-name="ce28">
            <text:p>20830</text:p>
          </table:table-cell>
          <table:table-cell office:value-type="float" office:value="284089" table:style-name="ce28">
            <text:p>284089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4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Taiyuan SLC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5" table:style-name="ce21">
            <text:p>5</text:p>
          </table:table-cell>
          <table:table-cell office:value-type="float" office:value="14500" table:style-name="ce21">
            <text:p>14500</text:p>
          </table:table-cell>
          <table:table-cell table:style-name="ce26"/>
          <table:table-cell office:value-type="float" office:value="234998" table:style-name="ce26">
            <text:p>234998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2" table:style-name="ce2"/>
          <table:table-cell table:style-name="ce25"/>
          <table:table-cell table:number-columns-repeated="3" table:style-name="ce24"/>
          <table:table-cell table:number-columns-repeated="16362"/>
        </table:table-row>
        <table:table-row table:style-name="ro3">
          <table:table-cell office:value-type="string" table:style-name="ce6">
            <text:p>Proton-M/Briz-M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7870" table:style-name="ce6">
            <text:p>47870</text:p>
          </table:table-cell>
          <table:table-cell table:style-name="ce28"/>
          <table:table-cell office:value-type="float" office:value="639562" table:style-name="ce28">
            <text:p>639562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2" table:style-name="ce2"/>
          <table:table-cell table:style-name="ce25"/>
          <table:table-cell table:number-columns-repeated="16365" table:style-name="ce2"/>
        </table:table-row>
        <table:table-row table:style-name="ro3">
          <table:table-cell office:value-type="string" table:style-name="ce21">
            <text:p>Delta 4H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Vandenberg SFB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5020" table:style-name="ce21">
            <text:p>35020</text:p>
          </table:table-cell>
          <table:table-cell table:number-columns-repeated="2" table:style-name="ce26"/>
          <table:table-cell office:value-type="float" office:value="626150" table:style-name="ce26">
            <text:p>626150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6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Taiyuan SLC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float" office:value="4" table:style-name="ce6">
            <text:p>4</text:p>
          </table:table-cell>
          <table:table-cell office:value-type="float" office:value="11050" table:style-name="ce6">
            <text:p>11050</text:p>
          </table:table-cell>
          <table:table-cell table:number-columns-repeated="2" table:style-name="ce28"/>
          <table:table-cell office:value-type="float" office:value="10000" table:style-name="ce28">
            <text:p>10000</text:p>
          </table:table-cell>
          <table:table-cell office:value-type="float" office:value="90950" table:style-name="ce28">
            <text:p>90950</text:p>
          </table:table-cell>
          <table:table-cell office:value-type="string" table:style-name="ce29">
            <text:p>Data for YF-85 engine NA, estimated as 10x of rocket body, same as other stages</text:p>
          </table:table-cell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8">
          <table:table-cell office:value-type="string" table:style-name="ce21">
            <text:p>Simorgh</text:p>
          </table:table-cell>
          <table:table-cell office:value-type="string" table:style-name="ce21">
            <text:p>Iran</text:p>
          </table:table-cell>
          <table:table-cell office:value-type="string" table:style-name="ce21">
            <text:p>Semnan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14390" table:style-name="ce21">
            <text:p>14390</text:p>
          </table:table-cell>
          <table:table-cell office:value-type="float" office:value="210" table:style-name="ce26">
            <text:p>210</text:p>
          </table:table-cell>
          <table:table-cell office:value-type="float" office:value="70510" table:style-name="ce26">
            <text:p>70510</text:p>
          </table:table-cell>
          <table:table-cell table:number-columns-repeated="2" table:style-name="ce26"/>
          <table:table-cell office:value-type="string" table:style-name="ce27">
            <text:p>Supposedly Saman-1 engine uses SF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8">
          <table:table-cell office:value-type="string" table:style-name="ce6">
            <text:p>Soyuz-2-1B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3" table:style-name="ce6">
            <text:p>3</text:p>
          </table:table-cell>
          <table:table-cell office:value-type="float" office:value="24721" table:style-name="ce6">
            <text:p>24721</text:p>
          </table:table-cell>
          <table:table-cell table:number-columns-repeated="3"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ngara A5 Persei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53140" table:style-name="ce21">
            <text:p>53140</text:p>
          </table:table-cell>
          <table:table-cell table:number-columns-repeated="3" table:style-name="ce26"/>
          <table:table-cell office:value-type="float" office:value="714000" table:style-name="ce26">
            <text:p>7140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tlas V 42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2845" table:style-name="ce6">
            <text:p>32845</text:p>
          </table:table-cell>
          <table:table-cell office:value-type="float" office:value="73648" table:style-name="ce28">
            <text:p>73648</text:p>
          </table:table-cell>
          <table:table-cell table:style-name="ce28"/>
          <table:table-cell office:value-type="float" office:value="20830" table:style-name="ce28">
            <text:p>20830</text:p>
          </table:table-cell>
          <table:table-cell office:value-type="float" office:value="284089" table:style-name="ce28">
            <text:p>284089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auncherOne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Mojave Air and Space Port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2193" table:style-name="ce21">
            <text:p>2193</text:p>
          </table:table-cell>
          <table:table-cell table:number-columns-repeated="3" table:style-name="ce26"/>
          <table:table-cell office:value-type="float" office:value="27337" table:style-name="ce26">
            <text:p>27337</text:p>
          </table:table-cell>
          <table:table-cell office:value-type="string" table:style-name="ce27">
            <text:p>Approximated similar to Falcon 1, similar size, payload type and mass, similar fuel used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A Fregat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5361" table:style-name="ce6">
            <text:p>25361</text:p>
          </table:table-cell>
          <table:table-cell table:style-name="ce28"/>
          <table:table-cell office:value-type="float" office:value="5435" table:style-name="ce28">
            <text:p>5435</text:p>
          </table:table-cell>
          <table:table-cell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GSLV Mk II</text:p>
          </table:table-cell>
          <table:table-cell office:value-type="string" table:style-name="ce21">
            <text:p>India</text:p>
          </table:table-cell>
          <table:table-cell office:value-type="string" table:style-name="ce21">
            <text:p>Sriharikot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49180" table:style-name="ce21">
            <text:p>49180</text:p>
          </table:table-cell>
          <table:table-cell office:value-type="float" office:value="205000" table:style-name="ce26">
            <text:p>205000</text:p>
          </table:table-cell>
          <table:table-cell office:value-type="float" office:value="115400" table:style-name="ce26">
            <text:p>115400</text:p>
          </table:table-cell>
          <table:table-cell office:value-type="float" office:value="27700" table:style-name="ce21">
            <text:p>27700</text:p>
          </table:table-cell>
          <table:table-cell table:style-name="ce26"/>
          <table:table-cell office:value-type="string" table:style-name="ce27">
            <text:p>Assumed similar to PSLV-XL, similar masses, dimensions, payloads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Firefly Alpha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814" table:style-name="ce6">
            <text:p>3814</text:p>
          </table:table-cell>
          <table:table-cell table:number-columns-repeated="3" table:style-name="ce28"/>
          <table:table-cell office:value-type="float" office:value="48996" table:style-name="ce28">
            <text:p>48996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Vega</text:p>
          </table:table-cell>
          <table:table-cell office:value-type="string" table:style-name="ce21">
            <text:p>ESA</text:p>
          </table:table-cell>
          <table:table-cell office:value-type="string" table:style-name="ce21">
            <text:p>Guiana Space Center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10789" table:style-name="ce21">
            <text:p>10789</text:p>
          </table:table-cell>
          <table:table-cell office:value-type="float" office:value="122386" table:style-name="ce26">
            <text:p>122386</text:p>
          </table:table-cell>
          <table:table-cell table:number-columns-repeated="2" table:style-name="ce26"/>
          <table:table-cell office:value-type="float" office:value="550" table:style-name="ce26">
            <text:p>55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PSLV-DL</text:p>
          </table:table-cell>
          <table:table-cell office:value-type="string" table:style-name="ce6">
            <text:p>India</text:p>
          </table:table-cell>
          <table:table-cell office:value-type="string" table:style-name="ce6">
            <text:p>Sriharikota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9180" table:style-name="ce6">
            <text:p>49180</text:p>
          </table:table-cell>
          <table:table-cell office:value-type="float" office:value="217300" table:style-name="ce28">
            <text:p>217300</text:p>
          </table:table-cell>
          <table:table-cell office:value-type="float" office:value="42600" table:style-name="ce28">
            <text:p>4260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oyuz-ST-B Fregat-MT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Guian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5771" table:style-name="ce21">
            <text:p>25771</text:p>
          </table:table-cell>
          <table:table-cell table:style-name="ce26"/>
          <table:table-cell office:value-type="float" office:value="7100" table:style-name="ce26">
            <text:p>7100</text:p>
          </table:table-cell>
          <table:table-cell table:style-name="ce26"/>
          <table:table-cell office:value-type="float" office:value="273525" table:style-name="ce26">
            <text:p>273525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ntares 230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id-Atlantic Regional Spaceport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1785" table:style-name="ce6">
            <text:p>21785</text:p>
          </table:table-cell>
          <table:table-cell office:value-type="float" office:value="12837" table:style-name="ce28">
            <text:p>12837</text:p>
          </table:table-cell>
          <table:table-cell table:number-columns-repeated="2" table:style-name="ce28"/>
          <table:table-cell office:value-type="float" office:value="242000" table:style-name="ce28">
            <text:p>242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2C/YZ-1S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5500" table:style-name="ce21">
            <text:p>15500</text:p>
          </table:table-cell>
          <table:table-cell table:style-name="ce26"/>
          <table:table-cell office:value-type="float" office:value="198950" table:formula="of:=197600+1350" table:style-name="ce26">
            <text:p>19895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2D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Taiyuan SLC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Xichange SLC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13500" table:style-name="ce6">
            <text:p>13500</text:p>
          </table:table-cell>
          <table:table-cell table:style-name="ce28"/>
          <table:table-cell office:value-type="float" office:value="218720" table:style-name="ce28">
            <text:p>21872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Pegasus XL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Vandenberg SFB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90" table:style-name="ce21">
            <text:p>3290</text:p>
          </table:table-cell>
          <table:table-cell office:value-type="float" office:value="19730" table:style-name="ce26">
            <text:p>19730</text:p>
          </table:table-cell>
          <table:table-cell table:number-columns-repeated="3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lectron (Curie)</text:p>
          </table:table-cell>
          <table:table-cell office:value-type="string" table:style-name="ce6">
            <text:p>NZ</text:p>
          </table:table-cell>
          <table:table-cell office:value-type="string" table:style-name="ce6">
            <text:p>Rocket Lab Launch Complex 1, Mahia Peninsula</text:p>
          </table:table-cell>
          <table:table-cell office:value-type="float" office:value="6" table:style-name="ce6">
            <text:p>6</text:p>
          </table:table-cell>
          <table:table-cell table:number-columns-repeated="4" table:style-name="ce6"/>
          <table:table-cell office:value-type="float" office:value="6" table:style-name="ce6">
            <text:p>6</text:p>
          </table:table-cell>
          <table:table-cell office:value-type="float" office:value="1255" table:style-name="ce6">
            <text:p>1255</text:p>
          </table:table-cell>
          <table:table-cell table:number-columns-repeated="3" table:style-name="ce28"/>
          <table:table-cell office:value-type="float" office:value="11695" table:style-name="ce28">
            <text:p>1169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Proton-M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Baikonur Cosmodrom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45500" table:style-name="ce21">
            <text:p>45500</text:p>
          </table:table-cell>
          <table:table-cell table:style-name="ce26"/>
          <table:table-cell office:value-type="float" office:value="619762" table:style-name="ce26">
            <text:p>619762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A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6" table:style-name="ce6">
            <text:p>6</text:p>
          </table:table-cell>
          <table:table-cell table:number-columns-repeated="4" table:style-name="ce6"/>
          <table:table-cell office:value-type="float" office:value="6" table:style-name="ce6">
            <text:p>6</text:p>
          </table:table-cell>
          <table:table-cell office:value-type="float" office:value="24361" table:style-name="ce6">
            <text:p>24361</text:p>
          </table:table-cell>
          <table:table-cell table:number-columns-repeated="3"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Kuaizhou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4" table:style-name="ce21">
            <text:p>4</text:p>
          </table:table-cell>
          <table:table-cell table:number-columns-repeated="4" table:style-name="ce21"/>
          <table:table-cell office:value-type="float" office:value="4" table:style-name="ce21">
            <text:p>4</text:p>
          </table:table-cell>
          <table:table-cell office:value-type="float" office:value="1690" table:style-name="ce21">
            <text:p>1690</text:p>
          </table:table-cell>
          <table:table-cell office:value-type="float" office:value="27000" table:style-name="ce26">
            <text:p>27000</text:p>
          </table:table-cell>
          <table:table-cell office:value-type="float" office:value="1000" table:style-name="ce26">
            <text:p>10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B Fregat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Vostochny Cosmodrome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Baikonur Cosmodrome</text:p>
          </table:table-cell>
          <table:table-cell office:value-type="float" office:value="4" table:style-name="ce6">
            <text:p>4</text:p>
          </table:table-cell>
          <table:table-cell office:value-type="float" office:value="10" table:style-name="ce6">
            <text:p>10</text:p>
          </table:table-cell>
          <table:table-cell office:value-type="float" office:value="25721" table:style-name="ce6">
            <text:p>25721</text:p>
          </table:table-cell>
          <table:table-cell table:style-name="ce28"/>
          <table:table-cell office:value-type="float" office:value="5435" table:style-name="ce28">
            <text:p>5435</text:p>
          </table:table-cell>
          <table:table-cell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Falcon 9 v1.2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28" table:style-name="ce21">
            <text:p>28</text:p>
          </table:table-cell>
          <table:table-cell office:value-type="string" table:style-name="ce21">
            <text:p>Vandenberg SFB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31" table:style-name="ce21">
            <text:p>31</text:p>
          </table:table-cell>
          <table:table-cell office:value-type="float" office:value="37400" table:style-name="ce21">
            <text:p>37400</text:p>
          </table:table-cell>
          <table:table-cell table:number-columns-repeated="3" table:style-name="ce26"/>
          <table:table-cell office:value-type="float" office:value="403000" table:style-name="ce26">
            <text:p>4030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4000" table:style-name="ce6">
            <text:p>24000</text:p>
          </table:table-cell>
          <table:table-cell table:number-columns-repeated="3" table:style-name="ce28"/>
          <table:table-cell office:value-type="float" office:value="314500" table:style-name="ce28">
            <text:p>3145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oyuz-2-1V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2910" table:style-name="ce21">
            <text:p>12910</text:p>
          </table:table-cell>
          <table:table-cell table:number-columns-repeated="3" table:style-name="ce26"/>
          <table:table-cell office:value-type="float" office:value="140430" table:style-name="ce26">
            <text:p>14043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Minotaur 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id-Atlantic Regional Spaceport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491" table:style-name="ce6">
            <text:p>3491</text:p>
          </table:table-cell>
          <table:table-cell office:value-type="float" office:value="31728" table:style-name="ce28">
            <text:p>31728</text:p>
          </table:table-cell>
          <table:table-cell table:number-columns-repeated="3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3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Xichang SLC</text:p>
          </table:table-cell>
          <table:table-cell office:value-type="float" office:value="11" table:style-name="ce21">
            <text:p>11</text:p>
          </table:table-cell>
          <table:table-cell table:number-columns-repeated="4" table:style-name="ce21"/>
          <table:table-cell office:value-type="float" office:value="11" table:style-name="ce21">
            <text:p>11</text:p>
          </table:table-cell>
          <table:table-cell office:value-type="float" office:value="16800" table:style-name="ce21">
            <text:p>16800</text:p>
          </table:table-cell>
          <table:table-cell table:style-name="ce26"/>
          <table:table-cell office:value-type="float" office:value="268575" table:style-name="ce26">
            <text:p>268575</text:p>
          </table:table-cell>
          <table:table-cell office:value-type="float" office:value="18199" table:style-name="ce26">
            <text:p>18199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A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6700" table:style-name="ce6">
            <text:p>26700</text:p>
          </table:table-cell>
          <table:table-cell table:number-columns-repeated="2" table:style-name="ce28"/>
          <table:table-cell office:value-type="float" office:value="18199" table:style-name="ce28">
            <text:p>18199</text:p>
          </table:table-cell>
          <table:table-cell office:value-type="float" office:value="315000" table:style-name="ce28">
            <text:p>315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hian Quxian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3300" table:style-name="ce21">
            <text:p>3300</text:p>
          </table:table-cell>
          <table:table-cell office:value-type="float" office:value="26500" table:style-name="ce26">
            <text:p>26500</text:p>
          </table:table-cell>
          <table:table-cell table:number-columns-repeated="3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3C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Xichang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16800" table:style-name="ce6">
            <text:p>16800</text:p>
          </table:table-cell>
          <table:table-cell table:style-name="ce28"/>
          <table:table-cell office:value-type="float" office:value="268575" table:style-name="ce28">
            <text:p>268575</text:p>
          </table:table-cell>
          <table:table-cell office:value-type="float" office:value="18199" table:style-name="ce28">
            <text:p>18199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Epsilon-2 CLPS</text:p>
          </table:table-cell>
          <table:table-cell office:value-type="string" table:style-name="ce21">
            <text:p>Japan</text:p>
          </table:table-cell>
          <table:table-cell office:value-type="string" table:style-name="ce21">
            <text:p>Kagoshim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1100" table:style-name="ce21">
            <text:p>11100</text:p>
          </table:table-cell>
          <table:table-cell office:value-type="float" office:value="66400" table:style-name="ce26">
            <text:p>66400</text:p>
          </table:table-cell>
          <table:table-cell office:value-type="float" office:value="2700" table:style-name="ce26">
            <text:p>27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4C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Taiyuan SLC</text:p>
          </table:table-cell>
          <table:table-cell office:value-type="float" office:value="2" table:style-name="ce6">
            <text:p>2</text:p>
          </table:table-cell>
          <table:table-cell table:number-columns-repeated="2" table:style-name="ce6"/>
          <table:table-cell office:value-type="float" office:value="9" table:style-name="ce6">
            <text:p>9</text:p>
          </table:table-cell>
          <table:table-cell office:value-type="float" office:value="14500" table:style-name="ce6">
            <text:p>14500</text:p>
          </table:table-cell>
          <table:table-cell table:style-name="ce28"/>
          <table:table-cell office:value-type="float" office:value="234998" table:style-name="ce28">
            <text:p>234998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2C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Xichang SLC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13000" table:style-name="ce21">
            <text:p>13000</text:p>
          </table:table-cell>
          <table:table-cell table:style-name="ce26"/>
          <table:table-cell office:value-type="float" office:value="179600" table:style-name="ce26">
            <text:p>1796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TOTAL</text:p>
          </table:table-cell>
          <table:table-cell table:number-columns-repeated="2" table:style-name="ce11"/>
          <table:table-cell office:value-type="float" office:value="123" table:formula="of:=SUM([.D5:.D49])" table:style-name="ce12">
            <text:p>123</text:p>
          </table:table-cell>
          <table:table-cell table:style-name="ce12"/>
          <table:table-cell office:value-type="float" office:value="18" table:formula="of:=SUM([.F5:.F49])" table:style-name="ce12">
            <text:p>18</text:p>
          </table:table-cell>
          <table:table-cell table:style-name="ce12"/>
          <table:table-cell office:value-type="float" office:value="5" table:formula="of:=SUM([.H5:.H49])" table:style-name="ce12">
            <text:p>5</text:p>
          </table:table-cell>
          <table:table-cell office:value-type="float" office:value="146" table:formula="of:=SUM([.D50:.H50])" table:style-name="ce12">
            <text:p>146</text:p>
          </table:table-cell>
          <table:table-cell table:number-columns-repeated="6" table:style-name="ce13"/>
          <table:table-cell table:style-name="ce14"/>
          <table:table-cell table:number-columns-repeated="16368"/>
        </table:table-row>
        <table:table-row table:number-rows-repeated="1048526" table:style-name="ro3">
          <table:table-cell table:number-columns-repeated="16384"/>
        </table:table-row>
      </table:table>
      <table:table table:name="Table_S2" table:style-name="ta1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2" table:number-columns-repeated="16366" table:default-cell-style-name="ce2"/>
        <table:table-row table:style-name="ro3">
          <table:table-cell office:value-type="string" table:style-name="ce7">
            <text:p>Table S2: 2022 Rocket Launches</text:p>
          </table:table-cell>
          <table:table-cell table:number-columns-repeated="2" table:style-name="ce7"/>
          <table:table-cell table:number-columns-repeated="14" table:style-name="ce2"/>
          <table:table-cell office:value-type="string" table:style-name="ce7">
            <text:p>References</text:p>
          </table:table-cell>
          <table:table-cell table:number-columns-repeated="16366" table:style-name="ce2"/>
        </table:table-row>
        <table:table-row table:style-name="ro3">
          <table:table-cell office:value-type="string" table:style-name="ce2">
            <text:p>All supplementary table references are to the right of Table S2</text:p>
          </table:table-cell>
          <table:table-cell table:number-columns-repeated="16"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65" table:style-name="ce2"/>
        </table:table-row>
        <table:table-row table:style-name="ro7">
          <table:table-cell office:value-type="string" table:number-columns-spanned="1" table:number-rows-spanned="2" table:style-name="ce59">
            <text:p>Launch Vehicle</text:p>
          </table:table-cell>
          <table:table-cell office:value-type="string" table:number-columns-spanned="1" table:number-rows-spanned="2" table:style-name="ce59">
            <text:p>Country Responsible</text:p>
          </table:table-cell>
          <table:table-cell office:value-type="string" table:number-columns-spanned="6" table:number-rows-spanned="1" table:style-name="ce35">
            <text:p>Launch Locations (Number of Launches)</text:p>
          </table:table-cell>
          <table:covered-table-cell table:number-columns-repeated="5"/>
          <table:table-cell office:value-type="string" table:number-columns-spanned="1" table:number-rows-spanned="2" table:style-name="ce59">
            <text:p>Total Launches</text:p>
          </table:table-cell>
          <table:table-cell office:value-type="string" table:number-columns-spanned="1" table:number-rows-spanned="2" table:style-name="ce59">
            <text:p>Dry Mass</text:p>
          </table:table-cell>
          <table:table-cell office:value-type="string" table:number-columns-spanned="4" table:number-rows-spanned="1" table:style-name="ce35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57">
            <text:p>Comments</text:p>
          </table:table-cell>
          <table:table-cell office:value-type="string" table:number-columns-spanned="1" table:number-rows-spanned="2" table:style-name="ce58">
            <text:p>Reference</text:p>
          </table:table-cell>
          <table:table-cell table:number-columns-repeated="16368" table:style-name="ce2"/>
        </table:table-row>
        <table:table-row table:style-name="ro7">
          <table:covered-table-cell/>
          <table:covered-table-cell/>
          <table:table-cell office:value-type="string" table:style-name="ce8">
            <text:p>Site 1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2</text:p>
          </table:table-cell>
          <table:table-cell office:value-type="string" table:style-name="ce8">
            <text:p>Number</text:p>
          </table:table-cell>
          <table:table-cell office:value-type="string" table:style-name="ce8">
            <text:p>Site 3</text:p>
          </table:table-cell>
          <table:table-cell office:value-type="string" table:style-name="ce8">
            <text:p>Number</text:p>
          </table:table-cell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number-columns-repeated="16368" table:style-name="ce2"/>
        </table:table-row>
        <table:table-row table:style-name="ro3">
          <table:table-cell office:value-type="string" table:style-name="ce21">
            <text:p>Nuri</text:p>
          </table:table-cell>
          <table:table-cell office:value-type="string" table:style-name="ce21">
            <text:p>SK</text:p>
          </table:table-cell>
          <table:table-cell office:value-type="string" table:style-name="ce21">
            <text:p>Naro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1690" table:style-name="ce21">
            <text:p>21690</text:p>
          </table:table-cell>
          <table:table-cell table:number-columns-repeated="3" table:style-name="ce26"/>
          <table:table-cell office:value-type="float" office:value="178710" table:style-name="ce26">
            <text:p>17871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Long March (CZ) 5B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33600" table:style-name="ce6">
            <text:p>33600</text:p>
          </table:table-cell>
          <table:table-cell table:number-columns-repeated="2" table:style-name="ce28"/>
          <table:table-cell office:value-type="float" office:value="165300" table:style-name="ce28">
            <text:p>165300</text:p>
          </table:table-cell>
          <table:table-cell office:value-type="float" office:value="174000" table:style-name="ce28">
            <text:p>174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Astra Rocket 3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odiak Launch Complex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Spaceport Florida Authority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float" office:value="1255" table:style-name="ce21">
            <text:p>1255</text:p>
          </table:table-cell>
          <table:table-cell table:number-columns-repeated="3" table:style-name="ce26"/>
          <table:table-cell office:value-type="float" office:value="11695" table:style-name="ce26">
            <text:p>11695</text:p>
          </table:table-cell>
          <table:table-cell office:value-type="string" table:style-name="ce27">
            <text:p>UNKNOWN - estimated similar to Electron (Curie) - same height, weight, capacity and propellant</text:p>
          </table:table-cell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Ariane 5ECA</text:p>
          </table:table-cell>
          <table:table-cell office:value-type="string" table:style-name="ce6">
            <text:p>ESA</text:p>
          </table:table-cell>
          <table:table-cell office:value-type="string" table:style-name="ce6">
            <text:p>Guiana Space Center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float" office:value="3" table:style-name="ce6">
            <text:p>3</text:p>
          </table:table-cell>
          <table:table-cell office:value-type="float" office:value="96100" table:style-name="ce6">
            <text:p>96100</text:p>
          </table:table-cell>
          <table:table-cell office:value-type="float" office:value="480450" table:style-name="ce28">
            <text:p>480450</text:p>
          </table:table-cell>
          <table:table-cell table:style-name="ce28"/>
          <table:table-cell office:value-type="float" office:value="187980" table:style-name="ce28">
            <text:p>18798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2F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3" table:style-name="ce21">
            <text:p>3</text:p>
          </table:table-cell>
          <table:table-cell table:number-columns-repeated="4" table:style-name="ce21"/>
          <table:table-cell office:value-type="float" office:value="3" table:style-name="ce21">
            <text:p>3</text:p>
          </table:table-cell>
          <table:table-cell office:value-type="float" office:value="9800" table:style-name="ce21">
            <text:p>9800</text:p>
          </table:table-cell>
          <table:table-cell table:style-name="ce26"/>
          <table:table-cell office:value-type="float" office:value="313961" table:style-name="ce26">
            <text:p>313961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Ceres-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690" table:style-name="ce6">
            <text:p>1690</text:p>
          </table:table-cell>
          <table:table-cell office:value-type="float" office:value="150000" table:style-name="ce28">
            <text:p>150000</text:p>
          </table:table-cell>
          <table:table-cell table:number-columns-repeated="3" table:style-name="ce28"/>
          <table:table-cell office:value-type="string" table:style-name="ce30">
            <text:p>Assumed similar to Jielong-1, similar size and purposes, rocket dry mass assumed simliar to Kuaizhou-1, similar mass and height and payloads</text:p>
          </table:table-cell>
          <table:table-cell office:value-type="string" table:style-name="ce9">
            <text:p>A</text:p>
          </table:table-cell>
          <table:table-cell table:number-columns-repeated="2" table:style-name="ce2"/>
          <table:table-cell table:style-name="ce24"/>
          <table:table-cell table:number-columns-repeated="16365" table:style-name="ce2"/>
        </table:table-row>
        <table:table-row table:style-name="ro3">
          <table:table-cell office:value-type="string" table:style-name="ce21">
            <text:p>Long March (CZ) 4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Taiyuan SLC</text:p>
          </table:table-cell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3" table:style-name="ce21">
            <text:p>3</text:p>
          </table:table-cell>
          <table:table-cell office:value-type="float" office:value="14500" table:style-name="ce21">
            <text:p>14500</text:p>
          </table:table-cell>
          <table:table-cell table:style-name="ce26"/>
          <table:table-cell office:value-type="float" office:value="234998" table:style-name="ce26">
            <text:p>234998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2" table:style-name="ce2"/>
          <table:table-cell table:style-name="ce25"/>
          <table:table-cell table:number-columns-repeated="3" table:style-name="ce24"/>
          <table:table-cell table:number-columns-repeated="16362"/>
        </table:table-row>
        <table:table-row table:style-name="ro3">
          <table:table-cell office:value-type="string" table:style-name="ce6">
            <text:p>Delta 4H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5020" table:style-name="ce6">
            <text:p>35020</text:p>
          </table:table-cell>
          <table:table-cell table:number-columns-repeated="2" table:style-name="ce28"/>
          <table:table-cell office:value-type="float" office:value="626150" table:style-name="ce28">
            <text:p>62615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Long March (CZ) 6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Taiy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1050" table:style-name="ce21">
            <text:p>11050</text:p>
          </table:table-cell>
          <table:table-cell table:number-columns-repeated="2" table:style-name="ce26"/>
          <table:table-cell office:value-type="float" office:value="10000" table:style-name="ce26">
            <text:p>10000</text:p>
          </table:table-cell>
          <table:table-cell office:value-type="float" office:value="90950" table:style-name="ce26">
            <text:p>90950</text:p>
          </table:table-cell>
          <table:table-cell office:value-type="string" table:style-name="ce27">
            <text:p>Data for YF-85 engine NA, estimated as 10x of rocket body, same as other stages</text:p>
          </table:table-cell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9">
          <table:table-cell office:value-type="string" table:style-name="ce6">
            <text:p>Soyuz-2-1B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4721" table:style-name="ce6">
            <text:p>24721</text:p>
          </table:table-cell>
          <table:table-cell table:number-columns-repeated="3"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Atlas V 42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845" table:style-name="ce21">
            <text:p>32845</text:p>
          </table:table-cell>
          <table:table-cell office:value-type="float" office:value="73648" table:style-name="ce26">
            <text:p>73648</text:p>
          </table:table-cell>
          <table:table-cell table:style-name="ce26"/>
          <table:table-cell office:value-type="float" office:value="20830" table:style-name="ce26">
            <text:p>20830</text:p>
          </table:table-cell>
          <table:table-cell office:value-type="float" office:value="284089" table:style-name="ce26">
            <text:p>28408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6">
            <text:p>LauncherOne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ojave Air and Space Port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193" table:style-name="ce6">
            <text:p>2193</text:p>
          </table:table-cell>
          <table:table-cell table:number-columns-repeated="3" table:style-name="ce28"/>
          <table:table-cell office:value-type="float" office:value="27337" table:style-name="ce28">
            <text:p>27337</text:p>
          </table:table-cell>
          <table:table-cell office:value-type="string" table:style-name="ce30">
            <text:p>Approximated similar to Falcon 1, similar size, payload type and mass, similar fuel used</text:p>
          </table:table-cell>
          <table:table-cell office:value-type="string" table:style-name="ce9">
            <text:p>A</text:p>
          </table:table-cell>
          <table:table-cell table:number-columns-repeated="16368" table:style-name="ce2"/>
        </table:table-row>
        <table:table-row table:style-name="ro3">
          <table:table-cell office:value-type="string" table:style-name="ce21">
            <text:p>Soyuz-2-1A Fregat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25361" table:style-name="ce21">
            <text:p>25361</text:p>
          </table:table-cell>
          <table:table-cell table:style-name="ce26"/>
          <table:table-cell office:value-type="float" office:value="5435" table:style-name="ce26">
            <text:p>5435</text:p>
          </table:table-cell>
          <table:table-cell table:style-name="ce26"/>
          <table:table-cell office:value-type="float" office:value="273525" table:style-name="ce26">
            <text:p>273525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Firefly Alpha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814" table:style-name="ce6">
            <text:p>3814</text:p>
          </table:table-cell>
          <table:table-cell table:number-columns-repeated="3" table:style-name="ce28"/>
          <table:table-cell office:value-type="float" office:value="48996" table:style-name="ce28">
            <text:p>48996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oyuz-ST-B Fregat-MT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Guian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5771" table:style-name="ce21">
            <text:p>25771</text:p>
          </table:table-cell>
          <table:table-cell table:style-name="ce26"/>
          <table:table-cell office:value-type="float" office:value="7100" table:style-name="ce26">
            <text:p>7100</text:p>
          </table:table-cell>
          <table:table-cell table:style-name="ce26"/>
          <table:table-cell office:value-type="float" office:value="273525" table:style-name="ce26">
            <text:p>273525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ntares 230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Mid-Atlantic Regional Spaceport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1785" table:style-name="ce6">
            <text:p>21785</text:p>
          </table:table-cell>
          <table:table-cell office:value-type="float" office:value="12837" table:style-name="ce28">
            <text:p>12837</text:p>
          </table:table-cell>
          <table:table-cell table:number-columns-repeated="2" table:style-name="ce28"/>
          <table:table-cell office:value-type="float" office:value="242000" table:style-name="ce28">
            <text:p>242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2C/YZ-1S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5500" table:style-name="ce21">
            <text:p>15500</text:p>
          </table:table-cell>
          <table:table-cell table:style-name="ce26"/>
          <table:table-cell office:value-type="float" office:value="198950" table:formula="of:=197600+1350" table:style-name="ce26">
            <text:p>19895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2D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Taiyuan SLC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Xichang SLC</text:p>
          </table:table-cell>
          <table:table-cell office:value-type="float" office:value="8" table:style-name="ce6">
            <text:p>8</text:p>
          </table:table-cell>
          <table:table-cell office:value-type="float" office:value="15" table:style-name="ce6">
            <text:p>15</text:p>
          </table:table-cell>
          <table:table-cell office:value-type="float" office:value="13500" table:style-name="ce6">
            <text:p>13500</text:p>
          </table:table-cell>
          <table:table-cell table:style-name="ce28"/>
          <table:table-cell office:value-type="float" office:value="218720" table:style-name="ce28">
            <text:p>21872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Electron (Curie)</text:p>
          </table:table-cell>
          <table:table-cell office:value-type="string" table:style-name="ce21">
            <text:p>NZ</text:p>
          </table:table-cell>
          <table:table-cell office:value-type="string" table:style-name="ce21">
            <text:p>Rocket Lab Launch Complex 1, Mahia Peninsula</text:p>
          </table:table-cell>
          <table:table-cell office:value-type="float" office:value="9" table:style-name="ce21">
            <text:p>9</text:p>
          </table:table-cell>
          <table:table-cell table:number-columns-repeated="4" table:style-name="ce21"/>
          <table:table-cell office:value-type="float" office:value="9" table:style-name="ce21">
            <text:p>9</text:p>
          </table:table-cell>
          <table:table-cell office:value-type="float" office:value="1255" table:style-name="ce21">
            <text:p>1255</text:p>
          </table:table-cell>
          <table:table-cell table:number-columns-repeated="3" table:style-name="ce26"/>
          <table:table-cell office:value-type="float" office:value="11695" table:style-name="ce26">
            <text:p>11695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A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Plesetsk Cosmodrome</text:p>
          </table:table-cell>
          <table:table-cell office:value-type="float" office:value="1" table:style-name="ce6">
            <text:p>1</text:p>
          </table:table-cell>
          <table:table-cell table:number-columns-repeated="2" table:style-name="ce6"/>
          <table:table-cell office:value-type="float" office:value="6" table:style-name="ce6">
            <text:p>6</text:p>
          </table:table-cell>
          <table:table-cell office:value-type="float" office:value="24361" table:style-name="ce6">
            <text:p>24361</text:p>
          </table:table-cell>
          <table:table-cell table:number-columns-repeated="3"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Kuaizhou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2" table:style-name="ce21">
            <text:p>2</text:p>
          </table:table-cell>
          <table:table-cell office:value-type="string" table:style-name="ce21">
            <text:p>Xichang SLC</text:p>
          </table:table-cell>
          <table:table-cell office:value-type="float" office:value="1" table:style-name="ce21">
            <text:p>1</text:p>
          </table:table-cell>
          <table:table-cell office:value-type="string" table:style-name="ce21">
            <text:p>Taiyuan SLC</text:p>
          </table:table-cell>
          <table:table-cell office:value-type="float" office:value="1" table:style-name="ce21">
            <text:p>1</text:p>
          </table:table-cell>
          <table:table-cell office:value-type="float" office:value="4" table:style-name="ce21">
            <text:p>4</text:p>
          </table:table-cell>
          <table:table-cell office:value-type="float" office:value="1690" table:style-name="ce21">
            <text:p>1690</text:p>
          </table:table-cell>
          <table:table-cell office:value-type="float" office:value="27000" table:style-name="ce26">
            <text:p>27000</text:p>
          </table:table-cell>
          <table:table-cell office:value-type="float" office:value="1000" table:style-name="ce26">
            <text:p>10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B Fregat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Vostochny Cosmodrom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office:value-type="float" office:value="6" table:style-name="ce6">
            <text:p>6</text:p>
          </table:table-cell>
          <table:table-cell office:value-type="float" office:value="25721" table:style-name="ce6">
            <text:p>25721</text:p>
          </table:table-cell>
          <table:table-cell table:style-name="ce28"/>
          <table:table-cell office:value-type="float" office:value="5435" table:style-name="ce28">
            <text:p>5435</text:p>
          </table:table-cell>
          <table:table-cell table:style-name="ce28"/>
          <table:table-cell office:value-type="float" office:value="273525" table:style-name="ce28">
            <text:p>273525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Falcon 9 v1.2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47" table:style-name="ce21">
            <text:p>47</text:p>
          </table:table-cell>
          <table:table-cell office:value-type="string" table:style-name="ce21">
            <text:p>Vandenberg SFB</text:p>
          </table:table-cell>
          <table:table-cell office:value-type="float" office:value="13" table:style-name="ce21">
            <text:p>13</text:p>
          </table:table-cell>
          <table:table-cell table:number-columns-repeated="2" table:style-name="ce21"/>
          <table:table-cell office:value-type="float" office:value="60" table:style-name="ce21">
            <text:p>60</text:p>
          </table:table-cell>
          <table:table-cell office:value-type="float" office:value="37400" table:style-name="ce21">
            <text:p>37400</text:p>
          </table:table-cell>
          <table:table-cell table:number-columns-repeated="3" table:style-name="ce26"/>
          <table:table-cell office:value-type="float" office:value="403000" table:style-name="ce26">
            <text:p>4030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24000" table:style-name="ce6">
            <text:p>24000</text:p>
          </table:table-cell>
          <table:table-cell table:number-columns-repeated="3" table:style-name="ce28"/>
          <table:table-cell office:value-type="float" office:value="314500" table:style-name="ce28">
            <text:p>3145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3B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Xichang SLC</text:p>
          </table:table-cell>
          <table:table-cell office:value-type="float" office:value="4" table:style-name="ce21">
            <text:p>4</text:p>
          </table:table-cell>
          <table:table-cell table:number-columns-repeated="4" table:style-name="ce21"/>
          <table:table-cell office:value-type="float" office:value="4" table:style-name="ce21">
            <text:p>4</text:p>
          </table:table-cell>
          <table:table-cell office:value-type="float" office:value="16800" table:style-name="ce21">
            <text:p>16800</text:p>
          </table:table-cell>
          <table:table-cell table:style-name="ce26"/>
          <table:table-cell office:value-type="float" office:value="268575" table:style-name="ce26">
            <text:p>268575</text:p>
          </table:table-cell>
          <table:table-cell office:value-type="float" office:value="18199" table:style-name="ce26">
            <text:p>18199</text:p>
          </table:table-cell>
          <table:table-cell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7A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6700" table:style-name="ce6">
            <text:p>26700</text:p>
          </table:table-cell>
          <table:table-cell table:number-columns-repeated="2" table:style-name="ce28"/>
          <table:table-cell office:value-type="float" office:value="18199" table:style-name="ce28">
            <text:p>18199</text:p>
          </table:table-cell>
          <table:table-cell office:value-type="float" office:value="315000" table:style-name="ce28">
            <text:p>315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hian Quxian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300" table:style-name="ce21">
            <text:p>3300</text:p>
          </table:table-cell>
          <table:table-cell office:value-type="float" office:value="26500" table:style-name="ce26">
            <text:p>26500</text:p>
          </table:table-cell>
          <table:table-cell table:number-columns-repeated="3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Epsilon-2 CLPS</text:p>
          </table:table-cell>
          <table:table-cell office:value-type="string" table:style-name="ce6">
            <text:p>Japan</text:p>
          </table:table-cell>
          <table:table-cell office:value-type="string" table:style-name="ce6">
            <text:p>Kagoshima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11100" table:style-name="ce6">
            <text:p>11100</text:p>
          </table:table-cell>
          <table:table-cell office:value-type="float" office:value="66400" table:style-name="ce28">
            <text:p>66400</text:p>
          </table:table-cell>
          <table:table-cell office:value-type="float" office:value="2700" table:style-name="ce28">
            <text:p>270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4C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7" table:style-name="ce21">
            <text:p>7</text:p>
          </table:table-cell>
          <table:table-cell office:value-type="string" table:style-name="ce21">
            <text:p>Taiyuan SLC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8" table:style-name="ce21">
            <text:p>8</text:p>
          </table:table-cell>
          <table:table-cell office:value-type="float" office:value="14500" table:style-name="ce21">
            <text:p>14500</text:p>
          </table:table-cell>
          <table:table-cell table:style-name="ce26"/>
          <table:table-cell office:value-type="float" office:value="234998" table:style-name="ce26">
            <text:p>234998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2C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Taiyuan SLC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Xichang SLC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13000" table:style-name="ce6">
            <text:p>13000</text:p>
          </table:table-cell>
          <table:table-cell table:style-name="ce28"/>
          <table:table-cell office:value-type="float" office:value="179600" table:style-name="ce28">
            <text:p>17960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Jielong-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China Sea Launch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690" table:style-name="ce21">
            <text:p>1690</text:p>
          </table:table-cell>
          <table:table-cell office:value-type="float" office:value="150000" table:style-name="ce26">
            <text:p>150000</text:p>
          </table:table-cell>
          <table:table-cell table:number-columns-repeated="3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GSLV Mk III</text:p>
          </table:table-cell>
          <table:table-cell office:value-type="string" table:style-name="ce6">
            <text:p>India</text:p>
          </table:table-cell>
          <table:table-cell office:value-type="string" table:style-name="ce6">
            <text:p>Sriharikota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5900" table:style-name="ce6">
            <text:p>45900</text:p>
          </table:table-cell>
          <table:table-cell office:value-type="float" office:value="205000" table:style-name="ce28">
            <text:p>205000</text:p>
          </table:table-cell>
          <table:table-cell office:value-type="float" office:value="115400" table:style-name="ce28">
            <text:p>115400</text:p>
          </table:table-cell>
          <table:table-cell office:value-type="float" office:value="27700" table:style-name="ce28">
            <text:p>2770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tlas V 54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text:s/>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36845" table:style-name="ce21">
            <text:p>36845</text:p>
          </table:table-cell>
          <table:table-cell office:value-type="float" office:value="110472" table:style-name="ce26">
            <text:p>110472</text:p>
          </table:table-cell>
          <table:table-cell table:style-name="ce26"/>
          <table:table-cell office:value-type="float" office:value="20830" table:style-name="ce26">
            <text:p>20830</text:p>
          </table:table-cell>
          <table:table-cell office:value-type="float" office:value="284049" table:style-name="ce26">
            <text:p>28404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pace Launch System - Block 1 Crew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88700" table:style-name="ce6">
            <text:p>288700</text:p>
          </table:table-cell>
          <table:table-cell office:value-type="float" office:value="1295300" table:style-name="ce28">
            <text:p>1295300</text:p>
          </table:table-cell>
          <table:table-cell table:style-name="ce28"/>
          <table:table-cell office:value-type="float" office:value="1006100" table:style-name="ce28">
            <text:p>1006100</text:p>
          </table:table-cell>
          <table:table-cell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ngara 1.2</text:p>
          </table:table-cell>
          <table:table-cell office:value-type="string" table:style-name="ce21">
            <text:p>Russia</text:p>
          </table:table-cell>
          <table:table-cell office:value-type="string" table:style-name="ce21">
            <text:p>Plesetsk Cosmodrome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2800" table:style-name="ce21">
            <text:p>12800</text:p>
          </table:table-cell>
          <table:table-cell table:style-name="ce26"/>
          <table:table-cell office:value-type="float" office:value="2000" table:style-name="ce26">
            <text:p>2000</text:p>
          </table:table-cell>
          <table:table-cell table:style-name="ce26"/>
          <table:table-cell office:value-type="float" office:value="168600" table:style-name="ce26">
            <text:p>16860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Vega C</text:p>
          </table:table-cell>
          <table:table-cell office:value-type="string" table:style-name="ce6">
            <text:p>ESA</text:p>
          </table:table-cell>
          <table:table-cell office:value-type="string" table:style-name="ce6">
            <text:p>Guiana Space Center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9083" table:style-name="ce6">
            <text:p>19083</text:p>
          </table:table-cell>
          <table:table-cell office:value-type="float" office:value="187964" table:style-name="ce28">
            <text:p>187964</text:p>
          </table:table-cell>
          <table:table-cell office:value-type="float" office:value="728" table:style-name="ce28">
            <text:p>728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Long March (CZ) 6A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Taiyuan SLC</text:p>
          </table:table-cell>
          <table:table-cell office:value-type="float" office:value="2" table:style-name="ce21">
            <text:p>2</text:p>
          </table:table-cell>
          <table:table-cell table:number-columns-repeated="4" table:style-name="ce21"/>
          <table:table-cell office:value-type="float" office:value="2" table:style-name="ce21">
            <text:p>2</text:p>
          </table:table-cell>
          <table:table-cell office:value-type="float" office:value="10050" table:style-name="ce21">
            <text:p>10050</text:p>
          </table:table-cell>
          <table:table-cell table:number-columns-repeated="2" table:style-name="ce26"/>
          <table:table-cell office:value-type="float" office:value="10000" table:style-name="ce26">
            <text:p>10000</text:p>
          </table:table-cell>
          <table:table-cell office:value-type="float" office:value="90950" table:style-name="ce26">
            <text:p>90950</text:p>
          </table:table-cell>
          <table:table-cell office:value-type="string" table:style-name="ce27">
            <text:p>Estimated from LM 6A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tlas V 53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Kennedy Space Center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6845" table:style-name="ce6">
            <text:p>36845</text:p>
          </table:table-cell>
          <table:table-cell office:value-type="float" office:value="110472" table:style-name="ce28">
            <text:p>110472</text:p>
          </table:table-cell>
          <table:table-cell table:style-name="ce28"/>
          <table:table-cell office:value-type="float" office:value="20830" table:style-name="ce28">
            <text:p>20830</text:p>
          </table:table-cell>
          <table:table-cell office:value-type="float" office:value="284089" table:style-name="ce28">
            <text:p>284089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Kuaizhou-11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623" table:style-name="ce21">
            <text:p>2623</text:p>
          </table:table-cell>
          <table:table-cell office:value-type="float" office:value="67500" table:style-name="ce26">
            <text:p>67500</text:p>
          </table:table-cell>
          <table:table-cell office:value-type="float" office:value="2500" table:style-name="ce26">
            <text:p>2500</text:p>
          </table:table-cell>
          <table:table-cell table:number-columns-repeated="2" table:style-name="ce26"/>
          <table:table-cell office:value-type="string" table:style-name="ce27">
            <text:p>Estimated from Kuaizhou-1 x 2.5, ratio of masses, dry mass similar to Taurus, similar dimensions, payload sizes, fuel types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Soyuz-2-1V Volga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Plesetsk Cosmodrome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13770" table:style-name="ce6">
            <text:p>13770</text:p>
          </table:table-cell>
          <table:table-cell office:value-type="float" office:value="140430" table:style-name="ce28">
            <text:p>140430</text:p>
          </table:table-cell>
          <table:table-cell office:value-type="float" office:value="880" table:style-name="ce28">
            <text:p>88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tlas V 511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28845" table:style-name="ce21">
            <text:p>28845</text:p>
          </table:table-cell>
          <table:table-cell office:value-type="float" office:value="36824" table:style-name="ce26">
            <text:p>36824</text:p>
          </table:table-cell>
          <table:table-cell table:style-name="ce26"/>
          <table:table-cell office:value-type="float" office:value="20830" table:style-name="ce26">
            <text:p>20830</text:p>
          </table:table-cell>
          <table:table-cell office:value-type="float" office:value="284089" table:style-name="ce26">
            <text:p>28408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Atlas V 401</text:p>
          </table:table-cell>
          <table:table-cell office:value-type="string" table:style-name="ce6">
            <text:p>USA</text:p>
          </table:table-cell>
          <table:table-cell office:value-type="string" table:style-name="ce6">
            <text:p>Vandenberg SFB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4825" table:style-name="ce6">
            <text:p>24825</text:p>
          </table:table-cell>
          <table:table-cell table:number-columns-repeated="2" table:style-name="ce28"/>
          <table:table-cell office:value-type="float" office:value="20830" table:style-name="ce28">
            <text:p>20830</text:p>
          </table:table-cell>
          <table:table-cell office:value-type="float" office:value="284089" table:style-name="ce28">
            <text:p>284089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Atlas V N22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931" table:style-name="ce21">
            <text:p>32931</text:p>
          </table:table-cell>
          <table:table-cell office:value-type="float" office:value="73648" table:style-name="ce26">
            <text:p>73648</text:p>
          </table:table-cell>
          <table:table-cell table:style-name="ce26"/>
          <table:table-cell office:value-type="float" office:value="20830" table:style-name="ce26">
            <text:p>20830</text:p>
          </table:table-cell>
          <table:table-cell office:value-type="float" office:value="284089" table:style-name="ce26">
            <text:p>284089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11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China Sea Launch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Xichang SLC</text:p>
          </table:table-cell>
          <table:table-cell office:value-type="float" office:value="1" table:style-name="ce6">
            <text:p>1</text:p>
          </table:table-cell>
          <table:table-cell office:value-type="float" office:value="4" table:style-name="ce6">
            <text:p>4</text:p>
          </table:table-cell>
          <table:table-cell office:value-type="float" office:value="2193" table:style-name="ce6">
            <text:p>2193</text:p>
          </table:table-cell>
          <table:table-cell office:value-type="float" office:value="27337" table:style-name="ce28">
            <text:p>27337</text:p>
          </table:table-cell>
          <table:table-cell table:number-columns-repeated="3" table:style-name="ce28"/>
          <table:table-cell office:value-type="string" table:style-name="ce29">
            <text:p>Unknown - estimated similar to Falcon 1, similar payload sizes, diameters</text:p>
          </table:table-cell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Qased</text:p>
          </table:table-cell>
          <table:table-cell office:value-type="string" table:style-name="ce21">
            <text:p>Iran</text:p>
          </table:table-cell>
          <table:table-cell office:value-type="string" table:style-name="ce21">
            <text:p>Shahroud Missile Test Site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220" table:style-name="ce21">
            <text:p>3220</text:p>
          </table:table-cell>
          <table:table-cell table:style-name="ce26"/>
          <table:table-cell office:value-type="float" office:value="14600" table:style-name="ce26">
            <text:p>14600</text:p>
          </table:table-cell>
          <table:table-cell table:number-columns-repeated="2" table:style-name="ce26"/>
          <table:table-cell office:value-type="string" table:style-name="ce27">
            <text:p>Assumed all stages are hypergolic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Proton-M/DM-3</text:p>
          </table:table-cell>
          <table:table-cell office:value-type="string" table:style-name="ce6">
            <text:p>Russia</text:p>
          </table:table-cell>
          <table:table-cell office:value-type="string" table:style-name="ce6">
            <text:p>Baikonur Cosmodrom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47640" table:style-name="ce6">
            <text:p>47640</text:p>
          </table:table-cell>
          <table:table-cell table:style-name="ce28"/>
          <table:table-cell office:value-type="float" office:value="619762" table:style-name="ce28">
            <text:p>619762</text:p>
          </table:table-cell>
          <table:table-cell table:style-name="ce28"/>
          <table:table-cell office:value-type="float" office:value="15000" table:style-name="ce28">
            <text:p>150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Falcon Heavy</text:p>
          </table:table-cell>
          <table:table-cell office:value-type="string" table:style-name="ce21">
            <text:p>USA</text:p>
          </table:table-cell>
          <table:table-cell office:value-type="string" table:style-name="ce21">
            <text:p>Kennedy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61930" table:style-name="ce21">
            <text:p>61930</text:p>
          </table:table-cell>
          <table:table-cell table:number-columns-repeated="3" table:style-name="ce26"/>
          <table:table-cell office:value-type="float" office:value="798670" table:style-name="ce26">
            <text:p>798670</text:p>
          </table:table-cell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Long March (CZ) 8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Wenchang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20800" table:style-name="ce6">
            <text:p>20800</text:p>
          </table:table-cell>
          <table:table-cell table:number-columns-repeated="2" table:style-name="ce28"/>
          <table:table-cell office:value-type="float" office:value="18199" table:style-name="ce28">
            <text:p>18199</text:p>
          </table:table-cell>
          <table:table-cell office:value-type="float" office:value="249500" table:style-name="ce28">
            <text:p>249500</text:p>
          </table:table-cell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Zhuque-2</text:p>
          </table:table-cell>
          <table:table-cell office:value-type="string" table:style-name="ce21">
            <text:p>China</text:p>
          </table:table-cell>
          <table:table-cell office:value-type="string" table:style-name="ce21">
            <text:p>Jiuquan SLC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5800" table:style-name="ce21">
            <text:p>15800</text:p>
          </table:table-cell>
          <table:table-cell table:number-columns-repeated="4" table:style-name="ce26"/>
          <table:table-cell office:value-type="string" table:style-name="ce27">
            <text:p>METHANE ROCKET, assumed same mass as Zhuque 1 which uses solid fuels, dry mass assumed same as long march 3a - similar dimensions and payloads</text:p>
          </table:table-cell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PSLV-XL</text:p>
          </table:table-cell>
          <table:table-cell office:value-type="string" table:style-name="ce6">
            <text:p>India</text:p>
          </table:table-cell>
          <table:table-cell office:value-type="string" table:style-name="ce6">
            <text:p>Sriharikota Space Center</text:p>
          </table:table-cell>
          <table:table-cell office:value-type="float" office:value="2" table:style-name="ce6">
            <text:p>2</text:p>
          </table:table-cell>
          <table:table-cell table:number-columns-repeated="4" table:style-name="ce6"/>
          <table:table-cell office:value-type="float" office:value="2" table:style-name="ce6">
            <text:p>2</text:p>
          </table:table-cell>
          <table:table-cell office:value-type="float" office:value="49180" table:style-name="ce6">
            <text:p>49180</text:p>
          </table:table-cell>
          <table:table-cell office:value-type="float" office:value="217300" table:style-name="ce28">
            <text:p>217300</text:p>
          </table:table-cell>
          <table:table-cell office:value-type="float" office:value="42600" table:style-name="ce28">
            <text:p>42600</text:p>
          </table:table-cell>
          <table:table-cell table:number-columns-repeated="2" table:style-name="ce28"/>
          <table:table-cell table:style-name="ce29"/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SSLV</text:p>
          </table:table-cell>
          <table:table-cell office:value-type="string" table:style-name="ce21">
            <text:p>India</text:p>
          </table:table-cell>
          <table:table-cell office:value-type="string" table:style-name="ce21">
            <text:p>Sriharikot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14250" table:style-name="ce21">
            <text:p>14250</text:p>
          </table:table-cell>
          <table:table-cell office:value-type="float" office:value="99200" table:style-name="ce26">
            <text:p>99200</text:p>
          </table:table-cell>
          <table:table-cell office:value-type="float" office:value="50" table:style-name="ce26">
            <text:p>5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6">
            <text:p>Zhongke 1A</text:p>
          </table:table-cell>
          <table:table-cell office:value-type="string" table:style-name="ce6">
            <text:p>China</text:p>
          </table:table-cell>
          <table:table-cell office:value-type="string" table:style-name="ce6">
            <text:p>Jiuquan SLC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float" office:value="1" table:style-name="ce6">
            <text:p>1</text:p>
          </table:table-cell>
          <table:table-cell office:value-type="float" office:value="37180" table:style-name="ce6">
            <text:p>37180</text:p>
          </table:table-cell>
          <table:table-cell office:value-type="float" office:value="99200" table:style-name="ce28">
            <text:p>99200</text:p>
          </table:table-cell>
          <table:table-cell office:value-type="float" office:value="50" table:style-name="ce28">
            <text:p>50</text:p>
          </table:table-cell>
          <table:table-cell table:number-columns-repeated="2" table:style-name="ce28"/>
          <table:table-cell office:value-type="string" table:style-name="ce29">
            <text:p>Approximated similar to SSLV, similar dimensions and propellant types, similar thrust levels, dry mass assumed similar to PSLV-CA, similar masses of payloads, dimensions</text:p>
          </table:table-cell>
          <table:table-cell office:value-type="string" table:style-name="ce9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21">
            <text:p>PSLV-CA</text:p>
          </table:table-cell>
          <table:table-cell office:value-type="string" table:style-name="ce21">
            <text:p>India</text:p>
          </table:table-cell>
          <table:table-cell office:value-type="string" table:style-name="ce21">
            <text:p>Sriharikota Space Center</text:p>
          </table:table-cell>
          <table:table-cell office:value-type="float" office:value="1" table:style-name="ce21">
            <text:p>1</text:p>
          </table:table-cell>
          <table:table-cell table:number-columns-repeated="4" table:style-name="ce21"/>
          <table:table-cell office:value-type="float" office:value="1" table:style-name="ce21">
            <text:p>1</text:p>
          </table:table-cell>
          <table:table-cell office:value-type="float" office:value="37180" table:style-name="ce21">
            <text:p>37180</text:p>
          </table:table-cell>
          <table:table-cell office:value-type="float" office:value="145300" table:style-name="ce26">
            <text:p>145300</text:p>
          </table:table-cell>
          <table:table-cell office:value-type="float" office:value="42600" table:style-name="ce26">
            <text:p>42600</text:p>
          </table:table-cell>
          <table:table-cell table:number-columns-repeated="2" table:style-name="ce26"/>
          <table:table-cell table:style-name="ce27"/>
          <table:table-cell office:value-type="string" table:style-name="ce22">
            <text:p>A</text:p>
          </table:table-cell>
          <table:table-cell table:number-columns-repeated="16368"/>
        </table:table-row>
        <table:table-row table:style-name="ro3">
          <table:table-cell office:value-type="string" table:style-name="ce10">
            <text:p>TOTAL</text:p>
          </table:table-cell>
          <table:table-cell table:number-columns-repeated="2" table:style-name="ce11"/>
          <table:table-cell office:value-type="float" office:value="144" table:formula="of:=SUM([.D5:.D57])" table:style-name="ce12">
            <text:p>144</text:p>
          </table:table-cell>
          <table:table-cell table:style-name="ce12"/>
          <table:table-cell office:value-type="float" office:value="29" table:formula="of:=SUM([.F5:.F57])" table:style-name="ce12">
            <text:p>29</text:p>
          </table:table-cell>
          <table:table-cell table:style-name="ce12"/>
          <table:table-cell office:value-type="float" office:value="13" table:formula="of:=SUM([.H5:.H57])" table:style-name="ce12">
            <text:p>13</text:p>
          </table:table-cell>
          <table:table-cell office:value-type="float" office:value="186" table:formula="of:=SUM([.D58:.H58])" table:style-name="ce12">
            <text:p>186</text:p>
          </table:table-cell>
          <table:table-cell table:number-columns-repeated="6" table:style-name="ce13"/>
          <table:table-cell table:style-name="ce14"/>
          <table:table-cell table:number-columns-repeated="16368"/>
        </table:table-row>
        <table:table-row table:number-rows-repeated="1048518" table:style-name="ro3">
          <table:table-cell table:number-columns-repeated="16384"/>
        </table:table-row>
      </table:table>
      <table:table table:name="Table_S3" table:style-name="ta1">
        <table:table-column table:style-name="co3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4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2" table:number-columns-repeated="16371" table:default-cell-style-name="ce2"/>
        <table:table-row table:style-name="ro3">
          <table:table-cell office:value-type="string" table:style-name="ce7">
            <text:p>Table S3: 2001 Rocket Launches</text:p>
          </table:table-cell>
          <table:table-cell table:number-columns-repeated="16383" table:style-name="ce2"/>
        </table:table-row>
        <table:table-row table:style-name="ro3">
          <table:table-cell office:value-type="string" table:style-name="ce2">
            <text:p>All supplementary table references are to the right of Table S3</text:p>
          </table:table-cell>
          <table:table-cell table:number-columns-repeated="16383" table:style-name="ce2"/>
        </table:table-row>
        <table:table-row table:style-name="ro7">
          <table:table-cell office:value-type="string" table:number-columns-spanned="1" table:number-rows-spanned="2" table:style-name="ce59">
            <text:p>Launch Vehicle</text:p>
          </table:table-cell>
          <table:table-cell office:value-type="string" table:number-columns-spanned="1" table:number-rows-spanned="2" table:style-name="ce59">
            <text:p>Total Launches</text:p>
          </table:table-cell>
          <table:table-cell office:value-type="string" table:number-columns-spanned="1" table:number-rows-spanned="2" table:style-name="ce59">
            <text:p>Dry Mass</text:p>
          </table:table-cell>
          <table:table-cell office:value-type="string" table:number-columns-spanned="4" table:number-rows-spanned="1" table:style-name="ce35">
            <text:p>Propellants Used / Flight</text:p>
          </table:table-cell>
          <table:covered-table-cell table:number-columns-repeated="3"/>
          <table:table-cell office:value-type="string" table:number-columns-spanned="1" table:number-rows-spanned="2" table:style-name="ce57">
            <text:p>Comments</text:p>
          </table:table-cell>
          <table:table-cell office:value-type="string" table:number-columns-spanned="1" table:number-rows-spanned="2" table:style-name="ce58">
            <text:p>Reference</text:p>
          </table:table-cell>
          <table:table-cell table:style-name="ce2"/>
          <table:table-cell office:value-type="string" table:style-name="ce7">
            <text:p>References</text:p>
          </table:table-cell>
          <table:table-cell table:number-columns-repeated="16373" table:style-name="ce2"/>
        </table:table-row>
        <table:table-row table:style-name="ro10">
          <table:covered-table-cell/>
          <table:covered-table-cell/>
          <table:covered-table-cell/>
          <table:table-cell office:value-type="string" table:style-name="ce5">
            <text:p>Solid</text:p>
          </table:table-cell>
          <table:table-cell office:value-type="string" table:style-name="ce5">
            <text:p>Hypergolic</text:p>
          </table:table-cell>
          <table:table-cell office:value-type="string" table:style-name="ce5">
            <text:p>LH2</text:p>
          </table:table-cell>
          <table:table-cell office:value-type="string" table:style-name="ce5">
            <text:p>Kerosene</text:p>
          </table:table-cell>
          <table:covered-table-cell/>
          <table:covered-table-cell/>
          <table:table-cell table:style-name="ce2"/>
          <table:table-cell office:value-type="string" table:style-name="ce2">
            <text:p>A</text:p>
          </table:table-cell>
          <table:table-cell office:value-type="string" table:style-name="ce2">
            <text:p>Launch Vehicles (DISCOSweb), August 2023, https://discosweb.esoc.esa.int/launch-vehicles [Accessed August 06, 2023]</text:p>
          </table:table-cell>
          <table:table-cell table:number-columns-repeated="16372" table:style-name="ce2"/>
        </table:table-row>
        <table:table-row table:style-name="ro3">
          <table:table-cell office:value-type="string" table:style-name="ce21">
            <text:p>Ariane 44L H10</text:p>
          </table:table-cell>
          <table:table-cell office:value-type="float" office:value="3" table:style-name="ce21">
            <text:p>3</text:p>
          </table:table-cell>
          <table:table-cell office:value-type="float" office:value="27820" table:style-name="ce21">
            <text:p>27820</text:p>
          </table:table-cell>
          <table:table-cell table:style-name="ce31"/>
          <table:table-cell office:value-type="float" office:value="309300" table:style-name="ce31">
            <text:p>309300</text:p>
          </table:table-cell>
          <table:table-cell office:value-type="float" office:value="10820" table:style-name="ce31">
            <text:p>10820</text:p>
          </table:table-cell>
          <table:table-cell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riane 44LP H10</text:p>
          </table:table-cell>
          <table:table-cell office:value-type="float" office:value="1" table:style-name="ce6">
            <text:p>1</text:p>
          </table:table-cell>
          <table:table-cell office:value-type="float" office:value="30720" table:style-name="ce6">
            <text:p>30720</text:p>
          </table:table-cell>
          <table:table-cell table:style-name="ce32"/>
          <table:table-cell office:value-type="float" office:value="319000" table:style-name="ce32">
            <text:p>319000</text:p>
          </table:table-cell>
          <table:table-cell office:value-type="float" office:value="10820" table:style-name="ce32">
            <text:p>10820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Ariane 44P</text:p>
          </table:table-cell>
          <table:table-cell office:value-type="float" office:value="2" table:style-name="ce21">
            <text:p>2</text:p>
          </table:table-cell>
          <table:table-cell office:value-type="float" office:value="26220" table:style-name="ce21">
            <text:p>26220</text:p>
          </table:table-cell>
          <table:table-cell table:style-name="ce31"/>
          <table:table-cell office:value-type="float" office:value="279800" table:style-name="ce31">
            <text:p>279800</text:p>
          </table:table-cell>
          <table:table-cell office:value-type="float" office:value="10820" table:style-name="ce31">
            <text:p>10820</text:p>
          </table:table-cell>
          <table:table-cell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riane 5G</text:p>
          </table:table-cell>
          <table:table-cell office:value-type="float" office:value="2" table:style-name="ce6">
            <text:p>2</text:p>
          </table:table-cell>
          <table:table-cell office:value-type="float" office:value="92690" table:style-name="ce6">
            <text:p>92690</text:p>
          </table:table-cell>
          <table:table-cell office:value-type="float" office:value="475400" table:style-name="ce32">
            <text:p>475400</text:p>
          </table:table-cell>
          <table:table-cell office:value-type="float" office:value="475400" table:style-name="ce32">
            <text:p>475400</text:p>
          </table:table-cell>
          <table:table-cell office:value-type="float" office:value="158000" table:style-name="ce33">
            <text:p>158000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Athena I</text:p>
          </table:table-cell>
          <table:table-cell office:value-type="float" office:value="1" table:style-name="ce21">
            <text:p>1</text:p>
          </table:table-cell>
          <table:table-cell office:value-type="float" office:value="5705" table:style-name="ce21">
            <text:p>5705</text:p>
          </table:table-cell>
          <table:table-cell office:value-type="float" office:value="58516" table:style-name="ce31">
            <text:p>58516</text:p>
          </table:table-cell>
          <table:table-cell office:value-type="float" office:value="354" table:style-name="ce31">
            <text:p>354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tlantis (OV-104)</text:p>
          </table:table-cell>
          <table:table-cell office:value-type="float" office:value="2" table:style-name="ce6">
            <text:p>2</text:p>
          </table:table-cell>
          <table:table-cell office:value-type="float" office:value="215230" table:style-name="ce6">
            <text:p>215230</text:p>
          </table:table-cell>
          <table:table-cell office:value-type="float" office:value="503487" table:style-name="ce32">
            <text:p>503487</text:p>
          </table:table-cell>
          <table:table-cell table:style-name="ce32"/>
          <table:table-cell office:value-type="float" office:value="721246" table:style-name="ce32">
            <text:p>721246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Atlas IIA</text:p>
          </table:table-cell>
          <table:table-cell office:value-type="float" office:value="1" table:style-name="ce21">
            <text:p>1</text:p>
          </table:table-cell>
          <table:table-cell office:value-type="float" office:value="5990" table:style-name="ce21">
            <text:p>5990</text:p>
          </table:table-cell>
          <table:table-cell table:number-columns-repeated="2" table:style-name="ce31"/>
          <table:table-cell office:value-type="float" office:value="16740" table:style-name="ce34">
            <text:p>16740</text:p>
          </table:table-cell>
          <table:table-cell office:value-type="float" office:value="311720" table:style-name="ce31">
            <text:p>311720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Atlas IIAS</text:p>
          </table:table-cell>
          <table:table-cell office:value-type="float" office:value="3" table:style-name="ce6">
            <text:p>3</text:p>
          </table:table-cell>
          <table:table-cell office:value-type="float" office:value="23061" table:style-name="ce6">
            <text:p>23061</text:p>
          </table:table-cell>
          <table:table-cell office:value-type="float" office:value="29840" table:style-name="ce32">
            <text:p>29840</text:p>
          </table:table-cell>
          <table:table-cell table:style-name="ce32"/>
          <table:table-cell office:value-type="float" office:value="16740" table:style-name="ce32">
            <text:p>16740</text:p>
          </table:table-cell>
          <table:table-cell office:value-type="float" office:value="155860" table:style-name="ce32">
            <text:p>155860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Cosmos 3M (11K65M)</text:p>
          </table:table-cell>
          <table:table-cell office:value-type="float" office:value="1" table:style-name="ce21">
            <text:p>1</text:p>
          </table:table-cell>
          <table:table-cell office:value-type="float" office:value="6744" table:style-name="ce21">
            <text:p>6744</text:p>
          </table:table-cell>
          <table:table-cell table:style-name="ce31"/>
          <table:table-cell office:value-type="float" office:value="100790" table:style-name="ce31">
            <text:p>100790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6">
            <text:p>Delta 7320</text:p>
          </table:table-cell>
          <table:table-cell office:value-type="float" office:value="1" table:style-name="ce6">
            <text:p>1</text:p>
          </table:table-cell>
          <table:table-cell office:value-type="float" office:value="9903" table:style-name="ce6">
            <text:p>9903</text:p>
          </table:table-cell>
          <table:table-cell office:value-type="float" office:value="35796" table:style-name="ce32">
            <text:p>35796</text:p>
          </table:table-cell>
          <table:table-cell office:value-type="float" office:value="6004" table:style-name="ce32">
            <text:p>6004</text:p>
          </table:table-cell>
          <table:table-cell table:style-name="ce32"/>
          <table:table-cell office:value-type="float" office:value="95808" table:style-name="ce32">
            <text:p>95808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Delta 7326</text:p>
          </table:table-cell>
          <table:table-cell office:value-type="float" office:value="1" table:style-name="ce21">
            <text:p>1</text:p>
          </table:table-cell>
          <table:table-cell office:value-type="float" office:value="9985" table:style-name="ce21">
            <text:p>9985</text:p>
          </table:table-cell>
          <table:table-cell office:value-type="float" office:value="36862" table:style-name="ce31">
            <text:p>36862</text:p>
          </table:table-cell>
          <table:table-cell office:value-type="float" office:value="6004" table:style-name="ce31">
            <text:p>6004</text:p>
          </table:table-cell>
          <table:table-cell table:style-name="ce31"/>
          <table:table-cell office:value-type="float" office:value="95808" table:style-name="ce31">
            <text:p>95808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2" table:style-name="ce2"/>
          <table:table-cell table:number-columns-repeated="2" table:style-name="ce24"/>
          <table:table-cell table:number-columns-repeated="16371"/>
        </table:table-row>
        <table:table-row table:style-name="ro3">
          <table:table-cell office:value-type="string" table:style-name="ce6">
            <text:p>Delta 7425</text:p>
          </table:table-cell>
          <table:table-cell office:value-type="float" office:value="1" table:style-name="ce6">
            <text:p>1</text:p>
          </table:table-cell>
          <table:table-cell office:value-type="float" office:value="11845" table:style-name="ce6">
            <text:p>11845</text:p>
          </table:table-cell>
          <table:table-cell office:value-type="float" office:value="49078" table:style-name="ce32">
            <text:p>49078</text:p>
          </table:table-cell>
          <table:table-cell office:value-type="float" office:value="6004" table:style-name="ce32">
            <text:p>6004</text:p>
          </table:table-cell>
          <table:table-cell table:style-name="ce32"/>
          <table:table-cell office:value-type="float" office:value="95808" table:style-name="ce32">
            <text:p>95808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 table:style-name="ce2"/>
        </table:table-row>
        <table:table-row table:style-name="ro3">
          <table:table-cell office:value-type="string" table:style-name="ce21">
            <text:p>Delta 7920</text:p>
          </table:table-cell>
          <table:table-cell office:value-type="float" office:value="1" table:style-name="ce21">
            <text:p>1</text:p>
          </table:table-cell>
          <table:table-cell office:value-type="float" office:value="18264" table:style-name="ce21">
            <text:p>18264</text:p>
          </table:table-cell>
          <table:table-cell office:value-type="float" office:value="105927" table:style-name="ce31">
            <text:p>105927</text:p>
          </table:table-cell>
          <table:table-cell office:value-type="float" office:value="6004" table:style-name="ce31">
            <text:p>6004</text:p>
          </table:table-cell>
          <table:table-cell table:style-name="ce31"/>
          <table:table-cell office:value-type="float" office:value="95808" table:style-name="ce31">
            <text:p>95808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Delta 7925</text:p>
          </table:table-cell>
          <table:table-cell office:value-type="float" office:value="3" table:style-name="ce6">
            <text:p>3</text:p>
          </table:table-cell>
          <table:table-cell office:value-type="float" office:value="18396" table:style-name="ce6">
            <text:p>18396</text:p>
          </table:table-cell>
          <table:table-cell office:value-type="float" office:value="107937" table:style-name="ce32">
            <text:p>107937</text:p>
          </table:table-cell>
          <table:table-cell office:value-type="float" office:value="6004" table:style-name="ce32">
            <text:p>6004</text:p>
          </table:table-cell>
          <table:table-cell table:style-name="ce32"/>
          <table:table-cell office:value-type="float" office:value="95808" table:style-name="ce32">
            <text:p>95808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8">
          <table:table-cell office:value-type="string" table:style-name="ce21">
            <text:p>Discovery (OV-103)</text:p>
          </table:table-cell>
          <table:table-cell office:value-type="float" office:value="2" table:style-name="ce21">
            <text:p>2</text:p>
          </table:table-cell>
          <table:table-cell office:value-type="float" office:value="215230" table:style-name="ce21">
            <text:p>215230</text:p>
          </table:table-cell>
          <table:table-cell office:value-type="float" office:value="503487" table:style-name="ce31">
            <text:p>503487</text:p>
          </table:table-cell>
          <table:table-cell table:style-name="ce31"/>
          <table:table-cell office:value-type="float" office:value="721246" table:style-name="ce31">
            <text:p>721246</text:p>
          </table:table-cell>
          <table:table-cell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8">
          <table:table-cell office:value-type="string" table:style-name="ce6">
            <text:p>Endeavour (OV-105)</text:p>
          </table:table-cell>
          <table:table-cell office:value-type="float" office:value="2" table:style-name="ce6">
            <text:p>2</text:p>
          </table:table-cell>
          <table:table-cell office:value-type="float" office:value="215230" table:style-name="ce6">
            <text:p>215230</text:p>
          </table:table-cell>
          <table:table-cell office:value-type="float" office:value="503487" table:style-name="ce32">
            <text:p>503487</text:p>
          </table:table-cell>
          <table:table-cell table:style-name="ce32"/>
          <table:table-cell office:value-type="float" office:value="721246" table:style-name="ce32">
            <text:p>721246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GSLV</text:p>
          </table:table-cell>
          <table:table-cell office:value-type="float" office:value="1" table:style-name="ce21">
            <text:p>1</text:p>
          </table:table-cell>
          <table:table-cell office:value-type="float" office:value="25000" table:style-name="ce21">
            <text:p>25000</text:p>
          </table:table-cell>
          <table:table-cell table:style-name="ce31"/>
          <table:table-cell office:value-type="float" office:value="328100" table:style-name="ce31">
            <text:p>328100</text:p>
          </table:table-cell>
          <table:table-cell office:value-type="float" office:value="18199" table:style-name="ce31">
            <text:p>18199</text:p>
          </table:table-cell>
          <table:table-cell table:style-name="ce31"/>
          <table:table-cell office:value-type="string" table:style-name="ce26">
            <text:p>Approximate simliar to Long March (CZ) 3B/YZ-1, same number of stages and similar mission requirements</text:p>
          </table:table-cell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H-IIA 202</text:p>
          </table:table-cell>
          <table:table-cell office:value-type="float" office:value="1" table:style-name="ce6">
            <text:p>1</text:p>
          </table:table-cell>
          <table:table-cell office:value-type="float" office:value="27000" table:style-name="ce6">
            <text:p>27000</text:p>
          </table:table-cell>
          <table:table-cell office:value-type="float" office:value="66400" table:style-name="ce32">
            <text:p>66400</text:p>
          </table:table-cell>
          <table:table-cell table:style-name="ce32"/>
          <table:table-cell office:value-type="float" office:value="116600" table:style-name="ce32">
            <text:p>116600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Long March (CZ) 2F</text:p>
          </table:table-cell>
          <table:table-cell office:value-type="float" office:value="1" table:style-name="ce21">
            <text:p>1</text:p>
          </table:table-cell>
          <table:table-cell office:value-type="float" office:value="9800" table:style-name="ce21">
            <text:p>9800</text:p>
          </table:table-cell>
          <table:table-cell table:style-name="ce31"/>
          <table:table-cell office:value-type="float" office:value="313961" table:style-name="ce31">
            <text:p>313961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olniya-M Blok-ML</text:p>
          </table:table-cell>
          <table:table-cell office:value-type="float" office:value="2" table:style-name="ce6">
            <text:p>2</text:p>
          </table:table-cell>
          <table:table-cell office:value-type="float" office:value="25750" table:style-name="ce6">
            <text:p>25750</text:p>
          </table:table-cell>
          <table:table-cell table:number-columns-repeated="3" table:style-name="ce32"/>
          <table:table-cell office:value-type="float" office:value="276830" table:style-name="ce32">
            <text:p>276830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Proton-K/DM-2</text:p>
          </table:table-cell>
          <table:table-cell office:value-type="float" office:value="3" table:style-name="ce21">
            <text:p>3</text:p>
          </table:table-cell>
          <table:table-cell office:value-type="float" office:value="48725" table:style-name="ce21">
            <text:p>48725</text:p>
          </table:table-cell>
          <table:table-cell table:style-name="ce31"/>
          <table:table-cell office:value-type="float" office:value="623260" table:style-name="ce31">
            <text:p>623260</text:p>
          </table:table-cell>
          <table:table-cell table:style-name="ce31"/>
          <table:table-cell office:value-type="float" office:value="15460" table:style-name="ce31">
            <text:p>15460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roton-K/DM-2M</text:p>
          </table:table-cell>
          <table:table-cell office:value-type="float" office:value="2" table:style-name="ce6">
            <text:p>2</text:p>
          </table:table-cell>
          <table:table-cell office:value-type="float" office:value="48455" table:style-name="ce6">
            <text:p>48455</text:p>
          </table:table-cell>
          <table:table-cell table:style-name="ce32"/>
          <table:table-cell office:value-type="float" office:value="623260" table:style-name="ce32">
            <text:p>623260</text:p>
          </table:table-cell>
          <table:table-cell table:style-name="ce32"/>
          <table:table-cell office:value-type="float" office:value="15940" table:style-name="ce32">
            <text:p>15940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Proton-M/Briz-M</text:p>
          </table:table-cell>
          <table:table-cell office:value-type="float" office:value="1" table:style-name="ce21">
            <text:p>1</text:p>
          </table:table-cell>
          <table:table-cell office:value-type="float" office:value="47870" table:style-name="ce21">
            <text:p>47870</text:p>
          </table:table-cell>
          <table:table-cell table:style-name="ce31"/>
          <table:table-cell office:value-type="float" office:value="639562" table:style-name="ce31">
            <text:p>639562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PSLV</text:p>
          </table:table-cell>
          <table:table-cell office:value-type="float" office:value="1" table:style-name="ce6">
            <text:p>1</text:p>
          </table:table-cell>
          <table:table-cell office:value-type="float" office:value="49180" table:style-name="ce6">
            <text:p>49180</text:p>
          </table:table-cell>
          <table:table-cell office:value-type="float" office:value="199300" table:style-name="ce32">
            <text:p>199300</text:p>
          </table:table-cell>
          <table:table-cell office:value-type="float" office:value="42600" table:style-name="ce32">
            <text:p>42600</text:p>
          </table:table-cell>
          <table:table-cell table:number-columns-repeated="2"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Soyuz-FG</text:p>
          </table:table-cell>
          <table:table-cell office:value-type="float" office:value="2" table:style-name="ce21">
            <text:p>2</text:p>
          </table:table-cell>
          <table:table-cell office:value-type="float" office:value="24361" table:style-name="ce21">
            <text:p>24361</text:p>
          </table:table-cell>
          <table:table-cell table:number-columns-repeated="3" table:style-name="ce31"/>
          <table:table-cell office:value-type="float" office:value="274865" table:style-name="ce31">
            <text:p>274865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oyuz-U</text:p>
          </table:table-cell>
          <table:table-cell office:value-type="float" office:value="6" table:style-name="ce6">
            <text:p>6</text:p>
          </table:table-cell>
          <table:table-cell office:value-type="float" office:value="24361" table:style-name="ce6">
            <text:p>24361</text:p>
          </table:table-cell>
          <table:table-cell table:number-columns-repeated="3" table:style-name="ce32"/>
          <table:table-cell office:value-type="float" office:value="281109" table:style-name="ce32">
            <text:p>281109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Soyuz-U PVB</text:p>
          </table:table-cell>
          <table:table-cell office:value-type="float" office:value="1" table:style-name="ce21">
            <text:p>1</text:p>
          </table:table-cell>
          <table:table-cell office:value-type="float" office:value="24361" table:style-name="ce21">
            <text:p>24361</text:p>
          </table:table-cell>
          <table:table-cell table:number-columns-repeated="3" table:style-name="ce31"/>
          <table:table-cell office:value-type="float" office:value="281109" table:style-name="ce31">
            <text:p>281109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tart 1 SL-18</text:p>
          </table:table-cell>
          <table:table-cell office:value-type="float" office:value="1" table:style-name="ce6">
            <text:p>1</text:p>
          </table:table-cell>
          <table:table-cell office:value-type="float" office:value="5800" table:style-name="ce6">
            <text:p>5800</text:p>
          </table:table-cell>
          <table:table-cell office:value-type="float" office:value="40200" table:style-name="ce32">
            <text:p>40200</text:p>
          </table:table-cell>
          <table:table-cell table:number-columns-repeated="3"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Taurus</text:p>
          </table:table-cell>
          <table:table-cell office:value-type="float" office:value="1" table:style-name="ce21">
            <text:p>1</text:p>
          </table:table-cell>
          <table:table-cell office:value-type="float" office:value="6721" table:style-name="ce21">
            <text:p>6721</text:p>
          </table:table-cell>
          <table:table-cell table:number-columns-repeated="3" table:style-name="ce31"/>
          <table:table-cell office:value-type="float" office:value="66768" table:style-name="ce31">
            <text:p>66768</text:p>
          </table:table-cell>
          <table:table-cell office:value-type="string" table:style-name="ce26">
            <text:p>CASTOR 120 Rocket engine is a SRM<text:s/></text:p>
          </table:table-cell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itan IVB Centaur-T</text:p>
          </table:table-cell>
          <table:table-cell office:value-type="float" office:value="1" table:style-name="ce6">
            <text:p>1</text:p>
          </table:table-cell>
          <table:table-cell office:value-type="float" office:value="67315" table:style-name="ce6">
            <text:p>67315</text:p>
          </table:table-cell>
          <table:table-cell office:value-type="float" office:value="305199" table:style-name="ce32">
            <text:p>305199</text:p>
          </table:table-cell>
          <table:table-cell office:value-type="float" office:value="190000" table:style-name="ce32">
            <text:p>190000</text:p>
          </table:table-cell>
          <table:table-cell office:value-type="float" office:value="19867" table:style-name="ce32">
            <text:p>19867</text:p>
          </table:table-cell>
          <table:table-cell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Titan IVB IUS</text:p>
          </table:table-cell>
          <table:table-cell office:value-type="float" office:value="1" table:style-name="ce21">
            <text:p>1</text:p>
          </table:table-cell>
          <table:table-cell office:value-type="float" office:value="66804" table:style-name="ce21">
            <text:p>66804</text:p>
          </table:table-cell>
          <table:table-cell office:value-type="float" office:value="371629" table:style-name="ce31">
            <text:p>371629</text:p>
          </table:table-cell>
          <table:table-cell office:value-type="float" office:value="190000" table:style-name="ce31">
            <text:p>190000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itan IVB</text:p>
          </table:table-cell>
          <table:table-cell office:value-type="float" office:value="1" table:style-name="ce6">
            <text:p>1</text:p>
          </table:table-cell>
          <table:table-cell office:value-type="float" office:value="64540" table:style-name="ce6">
            <text:p>64540</text:p>
          </table:table-cell>
          <table:table-cell office:value-type="float" office:value="305199" table:style-name="ce32">
            <text:p>305199</text:p>
          </table:table-cell>
          <table:table-cell office:value-type="float" office:value="190000" table:style-name="ce32">
            <text:p>190000</text:p>
          </table:table-cell>
          <table:table-cell table:number-columns-repeated="2"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Tsyklon SL-11 (F-1m)</text:p>
          </table:table-cell>
          <table:table-cell office:value-type="float" office:value="1" table:style-name="ce21">
            <text:p>1</text:p>
          </table:table-cell>
          <table:table-cell office:value-type="float" office:value="10400" table:style-name="ce21">
            <text:p>10400</text:p>
          </table:table-cell>
          <table:table-cell table:style-name="ce31"/>
          <table:table-cell office:value-type="float" office:value="115900" table:style-name="ce31">
            <text:p>115900</text:p>
          </table:table-cell>
          <table:table-cell table:number-columns-repeated="2" table:style-name="ce31"/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syklon SL-14 (F-2)</text:p>
          </table:table-cell>
          <table:table-cell office:value-type="float" office:value="2" table:style-name="ce6">
            <text:p>2</text:p>
          </table:table-cell>
          <table:table-cell office:value-type="float" office:value="14500" table:style-name="ce6">
            <text:p>14500</text:p>
          </table:table-cell>
          <table:table-cell table:style-name="ce32"/>
          <table:table-cell office:value-type="float" office:value="170400" table:style-name="ce32">
            <text:p>170400</text:p>
          </table:table-cell>
          <table:table-cell table:number-columns-repeated="2" table:style-name="ce32"/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21">
            <text:p>Zenit-2</text:p>
          </table:table-cell>
          <table:table-cell office:value-type="float" office:value="1" table:style-name="ce21">
            <text:p>1</text:p>
          </table:table-cell>
          <table:table-cell office:value-type="float" office:value="36400" table:style-name="ce21">
            <text:p>36400</text:p>
          </table:table-cell>
          <table:table-cell table:number-columns-repeated="3" table:style-name="ce31"/>
          <table:table-cell office:value-type="float" office:value="408300" table:style-name="ce31">
            <text:p>408300</text:p>
          </table:table-cell>
          <table:table-cell table:style-name="ce26"/>
          <table:table-cell office:value-type="string" table:style-name="ce22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Zenit-3SL</text:p>
          </table:table-cell>
          <table:table-cell office:value-type="float" office:value="2" table:style-name="ce6">
            <text:p>2</text:p>
          </table:table-cell>
          <table:table-cell office:value-type="float" office:value="39130" table:style-name="ce6">
            <text:p>39130</text:p>
          </table:table-cell>
          <table:table-cell table:number-columns-repeated="3" table:style-name="ce32"/>
          <table:table-cell office:value-type="float" office:value="425130" table:style-name="ce32">
            <text:p>425130</text:p>
          </table:table-cell>
          <table:table-cell table:style-name="ce28"/>
          <table:table-cell office:value-type="string" table:style-name="ce9">
            <text:p>A</text:p>
          </table:table-cell>
          <table:table-cell table:number-columns-repeated="16375"/>
        </table:table-row>
        <table:table-row table:style-name="ro3">
          <table:table-cell office:value-type="string" table:style-name="ce10">
            <text:p>TOTAL</text:p>
          </table:table-cell>
          <table:table-cell office:value-type="float" office:value="59" table:formula="of:=SUM([.B5:.B40])" table:style-name="ce12">
            <text:p>59</text:p>
          </table:table-cell>
          <table:table-cell table:number-columns-repeated="6" table:style-name="ce13"/>
          <table:table-cell table:style-name="ce14"/>
          <table:table-cell table:number-columns-repeated="16375"/>
        </table:table-row>
        <table:table-row table:number-rows-repeated="1048535" table:style-name="ro3">
          <table:table-cell table:number-columns-repeated="16384"/>
        </table:table-row>
      </table:table>
      <table:table table:name="Table_S4" table:style-name="ta2">
        <table:table-column table:style-name="co18" table:default-cell-style-name="ce41"/>
        <table:table-column table:style-name="co4" table:default-cell-style-name="ce41"/>
        <table:table-column table:style-name="co19" table:default-cell-style-name="ce41"/>
        <table:table-column table:style-name="co20" table:default-cell-style-name="ce41"/>
        <table:table-column table:style-name="co21" table:default-cell-style-name="ce41"/>
        <table:table-column table:style-name="co2" table:default-cell-style-name="ce41"/>
        <table:table-column table:style-name="co22" table:default-cell-style-name="ce41"/>
        <table:table-column table:style-name="co23" table:default-cell-style-name="ce41"/>
        <table:table-column table:style-name="co2" table:number-columns-repeated="16376" table:default-cell-style-name="ce41"/>
        <table:table-row table:style-name="ro3">
          <table:table-cell office:value-type="string" table:style-name="ce42">
            <text:p>Table S4: Discrepancies Between DISCOSweb dry mass data and User Manual dry mass data</text:p>
          </table:table-cell>
          <table:table-cell table:number-columns-repeated="16383" table:style-name="ce41"/>
        </table:table-row>
        <table:table-row table:style-name="ro3">
          <table:table-cell office:value-type="string" table:style-name="ce43">
            <text:p>All supplementary table references are to the right of Table S4</text:p>
          </table:table-cell>
          <table:table-cell table:number-columns-repeated="16383" table:style-name="ce41"/>
        </table:table-row>
        <table:table-row table:style-name="ro6">
          <table:table-cell table:number-columns-repeated="16384"/>
        </table:table-row>
        <table:table-row table:style-name="ro6">
          <table:table-cell office:value-type="string" table:style-name="ce50">
            <text:p>Launch Vehicle</text:p>
          </table:table-cell>
          <table:table-cell office:value-type="string" table:style-name="ce51">
            <text:p>Mass (kg) (DISCOSweb)</text:p>
          </table:table-cell>
          <table:table-cell office:value-type="string" table:style-name="ce52">
            <text:p>Mass (kg) (User Manual)</text:p>
          </table:table-cell>
          <table:table-cell office:value-type="string" table:style-name="ce53">
            <text:p>Difference (kg)</text:p>
          </table:table-cell>
          <table:table-cell office:value-type="string" table:style-name="ce54">
            <text:p>References and Notes</text:p>
          </table:table-cell>
          <table:table-cell table:style-name="ce41"/>
          <table:table-cell office:value-type="string" table:style-name="ce41">
            <text:p>References and Notes</text:p>
          </table:table-cell>
          <table:table-cell table:number-columns-repeated="16377" table:style-name="ce41"/>
        </table:table-row>
        <table:table-row table:style-name="ro6">
          <table:table-cell office:value-type="string" table:style-name="ce45">
            <text:p>Angara A5 Persei</text:p>
          </table:table-cell>
          <table:table-cell office:value-type="float" office:value="53140" table:style-name="ce44">
            <text:p>53140</text:p>
          </table:table-cell>
          <table:table-cell office:value-type="float" office:value="74200" table:style-name="ce44">
            <text:p>74200</text:p>
          </table:table-cell>
          <table:table-cell office:value-type="float" office:value="21060" table:formula="of:=[.C5]-[.B5]" table:style-name="ce44">
            <text:p>21060</text:p>
          </table:table-cell>
          <table:table-cell office:value-type="string" table:style-name="ce46">
            <text:p>A</text:p>
          </table:table-cell>
          <table:table-cell table:style-name="ce41"/>
          <table:table-cell office:value-type="string" table:style-name="ce41">
            <text:p>A</text:p>
          </table:table-cell>
          <table:table-cell office:value-type="string" table:style-name="ce55">
            <text:p>Angara Launch System Mission Planner's Guide, International Launch Services, December 2002, https://www.mach5lowdown.com/wp-content/uploads/PUG/Angara-Mission-Planners-Guide-Rev-0-2002-12.pdf [Accessed July 5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Astra Rocket 3</text:p>
          </table:table-cell>
          <table:table-cell office:value-type="float" office:value="1255" table:style-name="ce44">
            <text:p>1255</text:p>
          </table:table-cell>
          <table:table-cell office:value-type="float" office:value="18305" table:style-name="ce44">
            <text:p>18305</text:p>
          </table:table-cell>
          <table:table-cell office:value-type="float" office:value="17050" table:formula="of:=[.C6]-[.B6]" table:style-name="ce44">
            <text:p>17050</text:p>
          </table:table-cell>
          <table:table-cell office:value-type="string" table:style-name="ce46">
            <text:p>B, C</text:p>
          </table:table-cell>
          <table:table-cell table:style-name="ce41"/>
          <table:table-cell office:value-type="string" table:style-name="ce41">
            <text:p>B</text:p>
          </table:table-cell>
          <table:table-cell office:value-type="string" table:style-name="ce41">
            <text:p>Wet mass taken from this source, dry mass derived as difference between wet mass and propellant mass from DISCOSweb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Atlas V 401</text:p>
          </table:table-cell>
          <table:table-cell office:value-type="float" office:value="24825" table:style-name="ce44">
            <text:p>24825</text:p>
          </table:table-cell>
          <table:table-cell office:value-type="float" office:value="52556" table:style-name="ce44">
            <text:p>52556</text:p>
          </table:table-cell>
          <table:table-cell office:value-type="float" office:value="27731" table:formula="of:=[.C7]-[.B7]" table:style-name="ce44">
            <text:p>27731</text:p>
          </table:table-cell>
          <table:table-cell office:value-type="string" table:style-name="ce46">
            <text:p>D</text:p>
          </table:table-cell>
          <table:table-cell table:style-name="ce41"/>
          <table:table-cell office:value-type="string" table:style-name="ce56">
            <text:p>C</text:p>
          </table:table-cell>
          <table:table-cell office:value-type="string" table:style-name="ce41">
            <text:p>Astra Rocket 3 Launch Specifications, https://astra.com/launch-services/ [Accessed July 5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Atlas V 511</text:p>
          </table:table-cell>
          <table:table-cell office:value-type="float" office:value="28845" table:style-name="ce44">
            <text:p>28845</text:p>
          </table:table-cell>
          <table:table-cell office:value-type="float" office:value="18996" table:style-name="ce44">
            <text:p>18996</text:p>
          </table:table-cell>
          <table:table-cell office:value-type="float" office:value="-9849" table:formula="of:=[.C8]-[.B8]" table:style-name="ce44">
            <text:p>-9849</text:p>
          </table:table-cell>
          <table:table-cell office:value-type="string" table:style-name="ce46">
            <text:p>D</text:p>
          </table:table-cell>
          <table:table-cell table:style-name="ce41"/>
          <table:table-cell office:value-type="string" table:style-name="ce56">
            <text:p>D</text:p>
          </table:table-cell>
          <table:table-cell office:value-type="string" table:style-name="ce41">
            <text:p>Atlas V Launch Services User Guide, United Launch Alliance, March 2010, https://www.mach5lowdown.com/wp-content/uploads/PUG/atlasV_usersguide2010.pdf [Accessed July 5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Atlas V 531</text:p>
          </table:table-cell>
          <table:table-cell office:value-type="float" office:value="36845" table:style-name="ce44">
            <text:p>36845</text:p>
          </table:table-cell>
          <table:table-cell office:value-type="float" office:value="17912" table:style-name="ce44">
            <text:p>17912</text:p>
          </table:table-cell>
          <table:table-cell office:value-type="float" office:value="-18933" table:formula="of:=[.C9]-[.B9]" table:style-name="ce44">
            <text:p>-18933</text:p>
          </table:table-cell>
          <table:table-cell office:value-type="string" table:style-name="ce46">
            <text:p>D</text:p>
          </table:table-cell>
          <table:table-cell table:style-name="ce41"/>
          <table:table-cell office:value-type="string" table:style-name="ce56">
            <text:p>E</text:p>
          </table:table-cell>
          <table:table-cell office:value-type="string" table:style-name="ce56">
            <text:p>Launch: Payload User's Guide, Rocket Lab, August 2020, https://www.rocketlabusa.com/assets/Uploads/Rocket-Lab-Launch-Payload-Users-Guide-6.5.pdf [Accessed July 4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Atlas V 541</text:p>
          </table:table-cell>
          <table:table-cell office:value-type="float" office:value="36845" table:style-name="ce44">
            <text:p>36845</text:p>
          </table:table-cell>
          <table:table-cell office:value-type="float" office:value="111346" table:style-name="ce44">
            <text:p>111346</text:p>
          </table:table-cell>
          <table:table-cell office:value-type="float" office:value="74501" table:formula="of:=[.C10]-[.B10]" table:style-name="ce44">
            <text:p>74501</text:p>
          </table:table-cell>
          <table:table-cell office:value-type="string" table:style-name="ce46">
            <text:p>D</text:p>
          </table:table-cell>
          <table:table-cell table:style-name="ce41"/>
          <table:table-cell office:value-type="string" table:style-name="ce56">
            <text:p>F</text:p>
          </table:table-cell>
          <table:table-cell office:value-type="string" table:style-name="ce56">
            <text:p>Epsilon Launch Vehicle User's Manual, JAXA, July 2018, https://www.mach5lowdown.com/wp-content/uploads/PUG/EpsilonUsersManual_e.pdf [Accessed July 5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Atlas V N22</text:p>
          </table:table-cell>
          <table:table-cell office:value-type="float" office:value="32931" table:style-name="ce44">
            <text:p>32931</text:p>
          </table:table-cell>
          <table:table-cell office:value-type="float" office:value="28869" table:style-name="ce44">
            <text:p>28869</text:p>
          </table:table-cell>
          <table:table-cell office:value-type="float" office:value="-4062" table:formula="of:=[.C11]-[.B11]" table:style-name="ce44">
            <text:p>-4062</text:p>
          </table:table-cell>
          <table:table-cell office:value-type="string" table:style-name="ce46">
            <text:p>D</text:p>
          </table:table-cell>
          <table:table-cell table:style-name="ce41"/>
          <table:table-cell office:value-type="string" table:style-name="ce56">
            <text:p>G</text:p>
          </table:table-cell>
          <table:table-cell office:value-type="string" table:style-name="ce56">
            <text:p>SpaceX Falcon 9, https://www.spacex.com/vehicles/falcon-9/ [ Accessed July 4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Electron (Curie)</text:p>
          </table:table-cell>
          <table:table-cell office:value-type="float" office:value="1255" table:style-name="ce44">
            <text:p>1255</text:p>
          </table:table-cell>
          <table:table-cell office:value-type="float" office:value="1305" table:style-name="ce44">
            <text:p>1305</text:p>
          </table:table-cell>
          <table:table-cell office:value-type="float" office:value="50" table:formula="of:=[.C12]-[.B12]" table:style-name="ce44">
            <text:p>50</text:p>
          </table:table-cell>
          <table:table-cell office:value-type="string" table:style-name="ce46">
            <text:p>B, E</text:p>
          </table:table-cell>
          <table:table-cell table:style-name="ce41"/>
          <table:table-cell office:value-type="string" table:style-name="ce56">
            <text:p>H</text:p>
          </table:table-cell>
          <table:table-cell office:value-type="string" table:style-name="ce56">
            <text:p>SpaceX Falcon Heavy, https://www.spacex.com/vehicles/falcon-heavy/ [ Accessed July 4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Epsilon-2 CLPS</text:p>
          </table:table-cell>
          <table:table-cell office:value-type="float" office:value="11100" table:style-name="ce44">
            <text:p>11100</text:p>
          </table:table-cell>
          <table:table-cell office:value-type="float" office:value="11500" table:style-name="ce44">
            <text:p>11500</text:p>
          </table:table-cell>
          <table:table-cell office:value-type="float" office:value="400" table:formula="of:=[.C13]-[.B13]" table:style-name="ce44">
            <text:p>400</text:p>
          </table:table-cell>
          <table:table-cell office:value-type="string" table:style-name="ce46">
            <text:p>F</text:p>
          </table:table-cell>
          <table:table-cell table:style-name="ce41"/>
          <table:table-cell office:value-type="string" table:style-name="ce56">
            <text:p>I</text:p>
          </table:table-cell>
          <table:table-cell office:value-type="string" table:style-name="ce56">
            <text:p>Launch with ALPHA, Payload User Guide, Firefly Aerospace, March 2022, https://www.mach5lowdown.com/wp-content/uploads/PUG/Firelfly-Alpha-PUG-3.1.pdf [Accessed July 5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Falcon 9 v1.2</text:p>
          </table:table-cell>
          <table:table-cell office:value-type="float" office:value="37400" table:style-name="ce44">
            <text:p>37400</text:p>
          </table:table-cell>
          <table:table-cell office:value-type="float" office:value="146054" table:style-name="ce44">
            <text:p>146054</text:p>
          </table:table-cell>
          <table:table-cell office:value-type="float" office:value="108654" table:formula="of:=[.C14]-[.B14]" table:style-name="ce44">
            <text:p>108654</text:p>
          </table:table-cell>
          <table:table-cell office:value-type="string" table:style-name="ce46">
            <text:p>B, G</text:p>
          </table:table-cell>
          <table:table-cell table:style-name="ce41"/>
          <table:table-cell office:value-type="string" table:style-name="ce56">
            <text:p>J</text:p>
          </table:table-cell>
          <table:table-cell office:value-type="string" table:style-name="ce56">
            <text:p>GSLV Mk. II Launch Vehicle, Spaceflight101, February 2017, https://spaceflight101.com/members/wp-content/uploads/sites/54/2017/02/GSLV-MkII.pdf [Accessed July 6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Falcon Heavy</text:p>
          </table:table-cell>
          <table:table-cell office:value-type="float" office:value="61960" table:style-name="ce44">
            <text:p>61960</text:p>
          </table:table-cell>
          <table:table-cell office:value-type="float" office:value="622118" table:style-name="ce44">
            <text:p>622118</text:p>
          </table:table-cell>
          <table:table-cell office:value-type="float" office:value="560158" table:formula="of:=[.C15]-[.B15]" table:style-name="ce44">
            <text:p>560158</text:p>
          </table:table-cell>
          <table:table-cell office:value-type="string" table:style-name="ce46">
            <text:p>B, H</text:p>
          </table:table-cell>
          <table:table-cell table:style-name="ce41"/>
          <table:table-cell office:value-type="string" table:style-name="ce56">
            <text:p>K</text:p>
          </table:table-cell>
          <table:table-cell office:value-type="string" table:style-name="ce56">
            <text:p>H-IIA User's Manual, MHI Launch Services, February 2015, mhi.com/jp/products/pdf/manual.pdf [Accessed July 6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Firefly Alpha</text:p>
          </table:table-cell>
          <table:table-cell office:value-type="float" office:value="3814" table:style-name="ce44">
            <text:p>3814</text:p>
          </table:table-cell>
          <table:table-cell office:value-type="float" office:value="3814" table:style-name="ce44">
            <text:p>3814</text:p>
          </table:table-cell>
          <table:table-cell office:value-type="float" office:value="0" table:formula="of:=[.C16]-[.B16]" table:style-name="ce44">
            <text:p>0</text:p>
          </table:table-cell>
          <table:table-cell office:value-type="string" table:style-name="ce46">
            <text:p>I</text:p>
          </table:table-cell>
          <table:table-cell table:style-name="ce41"/>
          <table:table-cell office:value-type="string" table:style-name="ce56">
            <text:p>L</text:p>
          </table:table-cell>
          <table:table-cell office:value-type="string" table:style-name="ce56">
            <text:p>LM-3A Series Launch Vehicle User's Manual, China Great Wall Industry Corporation, 2011, http://cn.cgwic.com/LaunchServices/Download/manual/Chapter%201%20Introduction.pdf [Accessed July 6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GSLV Mk II</text:p>
          </table:table-cell>
          <table:table-cell office:value-type="float" office:value="49180" table:style-name="ce44">
            <text:p>49180</text:p>
          </table:table-cell>
          <table:table-cell office:value-type="float" office:value="65900" table:style-name="ce44">
            <text:p>65900</text:p>
          </table:table-cell>
          <table:table-cell office:value-type="float" office:value="16720" table:formula="of:=[.C17]-[.B17]" table:style-name="ce44">
            <text:p>16720</text:p>
          </table:table-cell>
          <table:table-cell office:value-type="string" table:style-name="ce46">
            <text:p>J</text:p>
          </table:table-cell>
          <table:table-cell table:style-name="ce41"/>
          <table:table-cell office:value-type="string" table:style-name="ce56">
            <text:p>M</text:p>
          </table:table-cell>
          <table:table-cell office:value-type="string" table:style-name="ce56">
            <text:p>Proton Launch System Mission Planner's Guide, International Launch Services, July 2009, https://www.mach5lowdown.com/wp-content/uploads/PUG/Proton-Mission-Planners-Guide-v7-2009-7.pdf [Accessed July 6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H-IIA 202</text:p>
          </table:table-cell>
          <table:table-cell office:value-type="float" office:value="27000" table:style-name="ce44">
            <text:p>27000</text:p>
          </table:table-cell>
          <table:table-cell office:value-type="float" office:value="42400" table:style-name="ce44">
            <text:p>42400</text:p>
          </table:table-cell>
          <table:table-cell office:value-type="float" office:value="15400" table:formula="of:=[.C18]-[.B18]" table:style-name="ce44">
            <text:p>15400</text:p>
          </table:table-cell>
          <table:table-cell office:value-type="string" table:style-name="ce46">
            <text:p>K</text:p>
          </table:table-cell>
          <table:table-cell table:style-name="ce41"/>
          <table:table-cell office:value-type="string" table:style-name="ce56">
            <text:p>N</text:p>
          </table:table-cell>
          <table:table-cell office:value-type="string" table:style-name="ce56">
            <text:p>PSLV, Indian Space Research Organisation, April 2023, https://www.isro.gov.in/PSLV_CON.html [Accessed July 4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H-IIA 204</text:p>
          </table:table-cell>
          <table:table-cell office:value-type="float" office:value="27000" table:style-name="ce44">
            <text:p>27000</text:p>
          </table:table-cell>
          <table:table-cell office:value-type="float" office:value="62400" table:style-name="ce44">
            <text:p>62400</text:p>
          </table:table-cell>
          <table:table-cell office:value-type="float" office:value="35400" table:formula="of:=[.C19]-[.B19]" table:style-name="ce44">
            <text:p>35400</text:p>
          </table:table-cell>
          <table:table-cell office:value-type="string" table:style-name="ce46">
            <text:p>K</text:p>
          </table:table-cell>
          <table:table-cell table:style-name="ce41"/>
          <table:table-cell office:value-type="string" table:style-name="ce56">
            <text:p>O</text:p>
          </table:table-cell>
          <table:table-cell office:value-type="string" table:style-name="ce56">
            <text:p>Soyuz User's Manual, The Soyuz Company Starsem, April 2001, https://www.mach5lowdown.com/wp-content/uploads/PUG/soyuz_users_manual_190401-1.pdf [Accessed July 6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Long March (CZ) 2C</text:p>
          </table:table-cell>
          <table:table-cell office:value-type="float" office:value="13000" table:style-name="ce44">
            <text:p>13000</text:p>
          </table:table-cell>
          <table:table-cell office:value-type="float" office:value="33400" table:style-name="ce44">
            <text:p>33400</text:p>
          </table:table-cell>
          <table:table-cell office:value-type="float" office:value="20400" table:formula="of:=[.C20]-[.B20]" table:style-name="ce44">
            <text:p>20400</text:p>
          </table:table-cell>
          <table:table-cell office:value-type="string" table:style-name="ce46">
            <text:p>B,L</text:p>
          </table:table-cell>
          <table:table-cell table:style-name="ce41"/>
          <table:table-cell office:value-type="string" table:style-name="ce56">
            <text:p>P</text:p>
          </table:table-cell>
          <table:table-cell office:value-type="string" table:style-name="ce56">
            <text:p>SSLV, Indian Space Research Organisation, April 2023, https://www.isro.gov.in/SSLV_CON.html [Accessed July 4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Long March (CZ) 2C/YZ-1S</text:p>
          </table:table-cell>
          <table:table-cell office:value-type="float" office:value="15500" table:style-name="ce44">
            <text:p>15500</text:p>
          </table:table-cell>
          <table:table-cell office:value-type="float" office:value="33400" table:style-name="ce44">
            <text:p>33400</text:p>
          </table:table-cell>
          <table:table-cell office:value-type="float" office:value="17900" table:formula="of:=[.C21]-[.B21]" table:style-name="ce44">
            <text:p>17900</text:p>
          </table:table-cell>
          <table:table-cell office:value-type="string" table:style-name="ce46">
            <text:p>B,L</text:p>
          </table:table-cell>
          <table:table-cell table:style-name="ce41"/>
          <table:table-cell office:value-type="string" table:style-name="ce56">
            <text:p>Q</text:p>
          </table:table-cell>
          <table:table-cell office:value-type="string" table:style-name="ce56">
            <text:p>Vega User's Manual, Arianespace, March 2006, https://www.mach5lowdown.com/wp-content/uploads/PUG/VEGA-Users-Manual-v3-2006-03.pdf [Accessed Juy 5, 2023]</text:p>
          </table:table-cell>
          <table:table-cell table:number-columns-repeated="16376"/>
        </table:table-row>
        <table:table-row table:style-name="ro6">
          <table:table-cell office:value-type="string" table:style-name="ce45">
            <text:p>Long March (CZ) 2D</text:p>
          </table:table-cell>
          <table:table-cell office:value-type="float" office:value="13500" table:style-name="ce44">
            <text:p>13500</text:p>
          </table:table-cell>
          <table:table-cell office:value-type="float" office:value="31280" table:style-name="ce44">
            <text:p>31280</text:p>
          </table:table-cell>
          <table:table-cell office:value-type="float" office:value="17780" table:formula="of:=[.C22]-[.B22]" table:style-name="ce44">
            <text:p>17780</text:p>
          </table:table-cell>
          <table:table-cell office:value-type="string" table:style-name="ce46">
            <text:p>B,L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Long March (CZ) 2F</text:p>
          </table:table-cell>
          <table:table-cell office:value-type="float" office:value="9800" table:style-name="ce44">
            <text:p>9800</text:p>
          </table:table-cell>
          <table:table-cell office:value-type="float" office:value="183939" table:style-name="ce44">
            <text:p>183939</text:p>
          </table:table-cell>
          <table:table-cell office:value-type="float" office:value="174139" table:formula="of:=[.C23]-[.B23]" table:style-name="ce44">
            <text:p>174139</text:p>
          </table:table-cell>
          <table:table-cell office:value-type="string" table:style-name="ce46">
            <text:p>B,L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Long March (CZ) 3B</text:p>
          </table:table-cell>
          <table:table-cell office:value-type="float" office:value="16800" table:style-name="ce44">
            <text:p>16800</text:p>
          </table:table-cell>
          <table:table-cell office:value-type="float" office:value="139026" table:style-name="ce44">
            <text:p>139026</text:p>
          </table:table-cell>
          <table:table-cell office:value-type="float" office:value="122226" table:formula="of:=[.C24]-[.B24]" table:style-name="ce44">
            <text:p>122226</text:p>
          </table:table-cell>
          <table:table-cell office:value-type="string" table:style-name="ce46">
            <text:p>B,L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Long March (CZ) 3C</text:p>
          </table:table-cell>
          <table:table-cell office:value-type="float" office:value="16800" table:style-name="ce44">
            <text:p>16800</text:p>
          </table:table-cell>
          <table:table-cell office:value-type="float" office:value="58226" table:style-name="ce44">
            <text:p>58226</text:p>
          </table:table-cell>
          <table:table-cell office:value-type="float" office:value="41426" table:formula="of:=[.C25]-[.B25]" table:style-name="ce44">
            <text:p>41426</text:p>
          </table:table-cell>
          <table:table-cell office:value-type="string" table:style-name="ce46">
            <text:p>B,L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Long March (CZ) 4B</text:p>
          </table:table-cell>
          <table:table-cell office:value-type="float" office:value="14500" table:style-name="ce44">
            <text:p>14500</text:p>
          </table:table-cell>
          <table:table-cell office:value-type="float" office:value="15002" table:style-name="ce44">
            <text:p>15002</text:p>
          </table:table-cell>
          <table:table-cell office:value-type="float" office:value="502" table:formula="of:=[.C26]-[.B26]" table:style-name="ce44">
            <text:p>502</text:p>
          </table:table-cell>
          <table:table-cell office:value-type="string" table:style-name="ce46">
            <text:p>B,L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Long March (CZ) 4C</text:p>
          </table:table-cell>
          <table:table-cell office:value-type="float" office:value="14500" table:style-name="ce44">
            <text:p>14500</text:p>
          </table:table-cell>
          <table:table-cell office:value-type="float" office:value="15002" table:style-name="ce44">
            <text:p>15002</text:p>
          </table:table-cell>
          <table:table-cell office:value-type="float" office:value="502" table:formula="of:=[.C27]-[.B27]" table:style-name="ce44">
            <text:p>502</text:p>
          </table:table-cell>
          <table:table-cell office:value-type="string" table:style-name="ce46">
            <text:p>B,L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Proton-M</text:p>
          </table:table-cell>
          <table:table-cell office:value-type="float" office:value="45500" table:style-name="ce44">
            <text:p>45500</text:p>
          </table:table-cell>
          <table:table-cell office:value-type="float" office:value="62938" table:style-name="ce44">
            <text:p>62938</text:p>
          </table:table-cell>
          <table:table-cell office:value-type="float" office:value="17438" table:formula="of:=[.C28]-[.B28]" table:style-name="ce44">
            <text:p>17438</text:p>
          </table:table-cell>
          <table:table-cell office:value-type="string" table:style-name="ce46">
            <text:p>B, M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Proton-M/Briz-M</text:p>
          </table:table-cell>
          <table:table-cell office:value-type="float" office:value="47870" table:style-name="ce44">
            <text:p>47870</text:p>
          </table:table-cell>
          <table:table-cell office:value-type="float" office:value="65438" table:style-name="ce44">
            <text:p>65438</text:p>
          </table:table-cell>
          <table:table-cell office:value-type="float" office:value="17568" table:formula="of:=[.C29]-[.B29]" table:style-name="ce44">
            <text:p>17568</text:p>
          </table:table-cell>
          <table:table-cell office:value-type="string" table:style-name="ce46">
            <text:p>B, M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PSLV-XL</text:p>
          </table:table-cell>
          <table:table-cell office:value-type="float" office:value="49180" table:style-name="ce44">
            <text:p>49180</text:p>
          </table:table-cell>
          <table:table-cell office:value-type="float" office:value="60100" table:style-name="ce44">
            <text:p>60100</text:p>
          </table:table-cell>
          <table:table-cell office:value-type="float" office:value="10920" table:formula="of:=[.C30]-[.B30]" table:style-name="ce44">
            <text:p>10920</text:p>
          </table:table-cell>
          <table:table-cell office:value-type="string" table:style-name="ce46">
            <text:p>B, N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Soyuz-2-1A</text:p>
          </table:table-cell>
          <table:table-cell office:value-type="float" office:value="24361" table:style-name="ce44">
            <text:p>24361</text:p>
          </table:table-cell>
          <table:table-cell office:value-type="float" office:value="34475" table:style-name="ce44">
            <text:p>34475</text:p>
          </table:table-cell>
          <table:table-cell office:value-type="float" office:value="10114" table:formula="of:=[.C31]-[.B31]" table:style-name="ce44">
            <text:p>10114</text:p>
          </table:table-cell>
          <table:table-cell office:value-type="string" table:style-name="ce46">
            <text:p>B, O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5">
            <text:p>SSLV</text:p>
          </table:table-cell>
          <table:table-cell office:value-type="float" office:value="14250" table:style-name="ce44">
            <text:p>14250</text:p>
          </table:table-cell>
          <table:table-cell office:value-type="float" office:value="20750" table:style-name="ce44">
            <text:p>20750</text:p>
          </table:table-cell>
          <table:table-cell office:value-type="float" office:value="6500" table:formula="of:=[.C32]-[.B32]" table:style-name="ce44">
            <text:p>6500</text:p>
          </table:table-cell>
          <table:table-cell office:value-type="string" table:style-name="ce46">
            <text:p>B, P</text:p>
          </table:table-cell>
          <table:table-cell table:number-columns-repeated="16379" table:style-name="ce41"/>
        </table:table-row>
        <table:table-row table:style-name="ro6">
          <table:table-cell office:value-type="string" table:style-name="ce47">
            <text:p>Vega C</text:p>
          </table:table-cell>
          <table:table-cell office:value-type="float" office:value="10789" table:style-name="ce48">
            <text:p>10789</text:p>
          </table:table-cell>
          <table:table-cell office:value-type="float" office:value="11077" table:style-name="ce48">
            <text:p>11077</text:p>
          </table:table-cell>
          <table:table-cell office:value-type="float" office:value="288" table:formula="of:=[.C33]-[.B33]" table:style-name="ce48">
            <text:p>288</text:p>
          </table:table-cell>
          <table:table-cell office:value-type="string" table:style-name="ce49">
            <text:p>Q</text:p>
          </table:table-cell>
          <table:table-cell table:number-columns-repeated="16379"/>
        </table:table-row>
        <table:table-row table:number-rows-repeated="1048543" table:style-name="ro6">
          <table:table-cell table:number-columns-repeated="16384"/>
        </table:table-row>
        <table:named-expressions>
          <table:named-range table:name="Table4A" table:cell-range-address="Table_S4.$A$4" table:base-cell-address="Table_S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mbria" svg:font-family="Cambria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22">
      <number:month number:textual="true"/>
      <number:text>-</number:text>
      <number:year/>
    </number:date-style>
    <number:number-style style:name="N36">
      <number:number number:decimal-places="1" number:min-decimal-places="1"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Followed_32_Hyperlink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1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1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2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3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4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5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6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7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8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29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2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3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4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5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6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7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8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09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0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1" style:display-name="Followed Hyperlink" style:family="table-cell" style:data-style-name="N0">
      <style:text-properties fo:color="#800080" style:text-underline-style="solid" style:text-underline-type="single"/>
    </style:style>
    <style:style style:name="Followed_32_Hyperlink_312" style:display-name="Followed Hyperlink" style:family="table-cell" style:data-style-name="N0">
      <style:text-properties fo:color="#800080" style:text-underline-style="solid" style:text-underline-type="single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Percent" style:family="table-cell" style:data-style-name="N13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626</meta:generator>
    <meta:initial-creator>Christine Wiedinmyer</meta:initial-creator>
    <dc:creator>Gabriel Tan</dc:creator>
    <meta:creation-date>2014-02-20T23:27:40Z</meta:creation-date>
    <dc:date>2023-08-08T14:00:57Z</dc:date>
  </office:meta>
</office:document-meta>
</file>